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12cm" svg:stroke-color="#00cc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071cm" svg:stroke-color="#000000" draw:stroke-linejoin="miter" svg:stroke-linecap="square" draw:fill="solid" draw:fill-color="#c0c0c0" draw:textarea-horizontal-align="left" draw:textarea-vertical-align="middle" draw:auto-grow-height="false" fo:min-height="0.661cm" fo:min-width="0.501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212cm" svg:stroke-color="#00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106cm" svg:stroke-color="#000000" draw:stroke-linejoin="miter" svg:stroke-linecap="square" draw:fill="solid" draw:fill-color="#ffffff" draw:textarea-horizontal-align="left" draw:textarea-vertical-align="middle" draw:auto-grow-height="false" fo:min-height="2.434cm" fo:min-width="2.42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solid" draw:fill-color="#ffcc00" draw:textarea-horizontal-align="left" draw:textarea-vertical-align="middle" draw:auto-grow-height="false" fo:min-height="5.667cm" fo:min-width="14.634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26cm" svg:stroke-color="#000000" draw:stroke-linejoin="miter" svg:stroke-linecap="square" draw:fill="solid" draw:fill-color="#0000ff" draw:textarea-horizontal-align="left" draw:textarea-vertical-align="middle" draw:auto-grow-height="false" fo:min-height="3.762cm" fo:min-width="11.653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26cm" svg:stroke-color="#000000" draw:stroke-linejoin="miter" svg:stroke-linecap="square" draw:fill="solid" draw:fill-color="#00ccff" draw:textarea-horizontal-align="left" draw:textarea-vertical-align="middle" draw:auto-grow-height="false" fo:min-height="1.645cm" fo:min-width="11.653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solid" draw:fill-color="#ffcc00" draw:textarea-horizontal-align="left" draw:textarea-vertical-align="middle" draw:auto-grow-height="false" fo:min-height="1.645cm" fo:min-width="12.341cm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79cm" svg:stroke-color="#000000" draw:stroke-linejoin="miter" svg:stroke-linecap="square" draw:fill="solid" draw:fill-color="#ffff00" draw:textarea-horizontal-align="left" draw:textarea-vertical-align="middle" draw:auto-grow-height="false" fo:min-height="0.163cm" fo:min-width="7.755cm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88cm" svg:stroke-color="#000000" draw:stroke-linejoin="miter" svg:stroke-linecap="square" draw:fill="solid" draw:fill-color="#ffff00" draw:textarea-horizontal-align="left" draw:textarea-vertical-align="middle" draw:auto-grow-height="false" fo:min-height="5.455cm" fo:min-width="3.627cm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106cm" svg:stroke-color="#000000" draw:stroke-linejoin="miter" svg:stroke-linecap="square" draw:fill="none" draw:fill-color="#00cc99" draw:textarea-horizontal-align="left" draw:textarea-vertical-align="middle" draw:auto-grow-height="false" fo:min-height="1.01cm" fo:min-width="0.876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79cm" svg:stroke-color="#000000" draw:stroke-linejoin="miter" svg:stroke-linecap="square" draw:fill="solid" draw:fill-color="#ffff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88cm" svg:stroke-color="#000000" draw:stroke-linejoin="miter" svg:stroke-linecap="square" draw:fill="solid" draw:fill-color="#ffffff" draw:textarea-horizontal-align="left" draw:textarea-vertical-align="middle" draw:auto-grow-height="false" fo:min-height="0.039cm" fo:min-width="0.148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35cm" svg:stroke-color="#000000" draw:marker-start="" draw:marker-start-width="0.21cm" draw:marker-start-center="false" draw:marker-end="" draw:marker-end-width="0.21cm" draw:marker-end-center="false" svg:stroke-opacity="100%" draw:stroke-linejoin="round" draw:fill="solid" draw:fill-color="#ffff00" draw:textarea-horizontal-align="left" draw:textarea-vertical-align="top" draw:auto-grow-height="false" fo:min-height="0.593cm" fo:min-width="0cm" fo:padding-top="0.127cm" fo:padding-bottom="0.127cm" fo:padding-left="0.254cm" fo:padding-right="0.254cm" fo:wrap-option="wrap" draw:shadow-offset-x="0.071cm" draw:shadow-offset-y="0.071cm" draw:shadow-color="#808080" draw:shadow-opacity="100%"/>
    </style:style>
    <style:style style:name="gr17" style:family="graphic" style:parent-style-name="standard">
      <style:graphic-properties draw:stroke="solid" svg:stroke-width="0.035cm" svg:stroke-color="#000000" draw:marker-start="" draw:marker-start-width="0.21cm" draw:marker-start-center="false" draw:marker-end="" draw:marker-end-width="0.21cm" draw:marker-end-center="false" svg:stroke-opacity="100%" draw:stroke-linejoin="round" draw:fill="solid" draw:fill-color="#00ccff" draw:textarea-horizontal-align="left" draw:textarea-vertical-align="top" draw:auto-grow-height="false" fo:min-height="0.17cm" fo:min-width="0cm" fo:padding-top="0.127cm" fo:padding-bottom="0.127cm" fo:padding-left="0.254cm" fo:padding-right="0.254cm" fo:wrap-option="wrap" draw:shadow-offset-x="0.071cm" draw:shadow-offset-y="0.071cm" draw:shadow-color="#808080" draw:shadow-opacity="100%"/>
    </style:style>
    <style:style style:name="gr18" style:family="graphic" style:parent-style-name="standard">
      <style:graphic-properties draw:stroke="solid" svg:stroke-width="0.123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solid" svg:stroke-width="0.106cm" svg:stroke-color="#000000" draw:stroke-linejoin="miter" svg:stroke-linecap="square" draw:fill="solid" draw:fill-color="#ffffff" draw:textarea-horizontal-align="left" draw:textarea-vertical-align="middle" draw:auto-grow-height="false" fo:min-height="0.04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08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solid" svg:stroke-width="0.026cm" svg:stroke-color="#000000" draw:stroke-linejoin="miter" svg:stroke-linecap="square" draw:fill="solid" draw:fill-color="#00cc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none" draw:fill="solid" draw:fill-color="#ffcc00" draw:textarea-horizontal-align="left" draw:textarea-vertical-align="middle" draw:auto-grow-height="false" fo:min-height="3.973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solid" svg:stroke-width="0.106cm" svg:stroke-color="#000000" draw:marker-start="" draw:marker-start-width="0.318cm" draw:marker-start-center="false" draw:marker-end="" draw:marker-end-width="0.318cm" draw:marker-end-center="false" svg:stroke-opacity="100%" draw:stroke-linejoin="round" draw:fill="solid" draw:fill-color="#ffcc00" draw:textarea-horizontal-align="left" draw:textarea-vertical-align="top" draw:auto-grow-height="false" fo:min-height="4.403cm" fo:min-width="0cm" fo:padding-top="0.127cm" fo:padding-bottom="0.127cm" fo:padding-left="0.254cm" fo:padding-right="0.254cm" fo:wrap-option="wrap" draw:shadow-offset-x="0.071cm" draw:shadow-offset-y="0.071cm" draw:shadow-color="#808080" draw:shadow-opacity="100%"/>
    </style:style>
    <style:style style:name="gr24" style:family="graphic" style:parent-style-name="standard">
      <style:graphic-properties draw:stroke="solid" svg:stroke-width="0.079cm" svg:stroke-color="#000000" draw:stroke-linejoin="miter" svg:stroke-linecap="square" draw:fill="solid" draw:fill-color="#ffffff" draw:textarea-horizontal-align="left" draw:textarea-vertical-align="middle" draw:auto-grow-height="false" fo:min-height="0.058cm" fo:min-width="0.671cm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middle" draw:auto-grow-height="false" fo:min-height="1.575cm" fo:min-width="1.194cm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solid" svg:stroke-width="0.106cm" svg:stroke-color="#000000" draw:stroke-linejoin="miter" svg:stroke-linecap="square" draw:fill="solid" draw:fill-color="#00ccff" draw:textarea-horizontal-align="left" draw:textarea-vertical-align="middle" draw:auto-grow-height="false" fo:min-height="1.433cm" fo:min-width="2.71cm" fo:padding-top="0.13cm" fo:padding-bottom="0.13cm" fo:padding-left="0.25cm" fo:padding-right="0.25cm" fo:wrap-option="no-wrap" draw:shadow-color="#808080"/>
    </style:style>
    <style:style style:name="gr27" style:family="graphic" style:parent-style-name="standard">
      <style:graphic-properties draw:stroke="solid" svg:stroke-width="0.106cm" svg:stroke-color="#000000" draw:stroke-linejoin="miter" svg:stroke-linecap="square" draw:fill="solid" draw:fill-color="#ffffff" draw:textarea-horizontal-align="left" draw:textarea-vertical-align="middle" draw:auto-grow-height="false" fo:min-height="0.039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>
      <style:graphic-properties draw:stroke="solid" svg:stroke-width="0.106cm" svg:stroke-color="#000000" draw:stroke-linejoin="miter" svg:stroke-linecap="square" draw:fill="solid" draw:fill-color="#ffffff" draw:textarea-horizontal-align="left" draw:textarea-vertical-align="middle" draw:auto-grow-height="false" fo:min-height="0.339cm" fo:min-width="0.149cm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.071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solid" svg:stroke-width="0.106cm" svg:stroke-color="#000000" draw:stroke-linejoin="miter" svg:stroke-linecap="square" draw:fill="solid" draw:fill-color="#00ccff" draw:textarea-horizontal-align="left" draw:textarea-vertical-align="middle" draw:auto-grow-height="false" fo:min-height="0.587cm" fo:min-width="2.71cm" fo:padding-top="0.13cm" fo:padding-bottom="0.13cm" fo:padding-left="0.25cm" fo:padding-right="0.25cm" fo:wrap-option="no-wrap" draw:shadow-color="#808080"/>
    </style:style>
    <style:style style:name="gr31" style:family="graphic" style:parent-style-name="standard">
      <style:graphic-properties draw:stroke="solid" svg:stroke-width="0.035cm" svg:stroke-color="#000000" draw:stroke-linejoin="miter" svg:stroke-linecap="square" draw:fill="solid" draw:fill-color="#0000ff" draw:textarea-horizontal-align="left" draw:textarea-vertical-align="middle" draw:auto-grow-height="false" fo:min-height="1.01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standard">
      <style:graphic-properties draw:stroke="solid" svg:stroke-width="0.035cm" svg:stroke-color="#000000" draw:stroke-linejoin="miter" svg:stroke-linecap="square" draw:fill="solid" draw:fill-color="#00ccff" draw:textarea-horizontal-align="left" draw:textarea-vertical-align="middle" draw:auto-grow-height="false" fo:min-height="1.01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solid" svg:stroke-width="0.026cm" svg:stroke-color="#000000" draw:stroke-linejoin="miter" svg:stroke-linecap="square" draw:fill="solid" draw:fill-color="#ccffff" draw:textarea-horizontal-align="left" draw:textarea-vertical-align="middle" draw:auto-grow-height="false" fo:min-height="3.762cm" fo:min-width="3.627cm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middle" draw:auto-grow-height="false" fo:min-height="5.455cm" fo:min-width="3.627cm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none" draw:fill="solid" draw:fill-color="#00cc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none" draw:fill="solid" draw:fill-color="#00ffff" draw:textarea-horizontal-align="left" draw:textarea-vertical-align="middle" draw:auto-grow-height="false" fo:min-height="0.948cm" fo:min-width="0cm" fo:padding-top="0.13cm" fo:padding-bottom="0.13cm" fo:padding-left="0.25cm" fo:padding-right="0.25cm" fo:wrap-option="no-wrap" draw:shadow-color="#808080"/>
    </style:style>
    <style:style style:name="gr37" style:family="graphic" style:parent-style-name="standard">
      <style:graphic-properties draw:stroke="none" draw:fill="solid" draw:fill-color="#00ccff" draw:textarea-horizontal-align="left" draw:textarea-vertical-align="middle" draw:auto-grow-height="false" fo:min-height="0.949cm" fo:min-width="0cm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solid" svg:stroke-width="0.106cm" svg:stroke-color="#000000" draw:stroke-linejoin="miter" svg:stroke-linecap="square" draw:fill="solid" draw:fill-color="#ffffff" draw:textarea-horizontal-align="left" draw:textarea-vertical-align="middle" draw:auto-grow-height="false" fo:min-height="2.434cm" fo:min-width="2.419cm" fo:padding-top="0.13cm" fo:padding-bottom="0.13cm" fo:padding-left="0.25cm" fo:padding-right="0.25cm" fo:wrap-option="no-wrap" draw:shadow-color="#808080"/>
    </style:style>
    <style:style style:name="gr39" style:family="graphic" style:parent-style-name="standard">
      <style:graphic-properties draw:stroke="solid" svg:stroke-width="0.106cm" svg:stroke-color="#000000" draw:stroke-linejoin="miter" svg:stroke-linecap="square" draw:fill="solid" draw:fill-color="#ffffff" draw:textarea-horizontal-align="left" draw:textarea-vertical-align="middle" draw:auto-grow-height="false" fo:min-height="0.938cm" fo:min-width="0.797cm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1" style:family="graphic" style:parent-style-name="standard">
      <style:graphic-properties draw:stroke="solid" svg:stroke-width="0.071cm" svg:stroke-color="#000000" draw:stroke-linejoin="miter" svg:stroke-linecap="square" draw:fill="solid" draw:fill-color="#ffff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42" style:family="graphic" style:parent-style-name="standard">
      <style:graphic-properties draw:stroke="solid" svg:stroke-width="0.10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3" style:family="graphic" style:parent-style-name="standard">
      <style:graphic-properties draw:stroke="solid" svg:stroke-width="0.106cm" svg:stroke-color="#ff0000" draw:stroke-linejoin="miter" svg:stroke-linecap="square" draw:fill="solid" draw:fill-color="#ffffff" draw:textarea-horizontal-align="left" draw:textarea-vertical-align="middle" draw:auto-grow-height="false" fo:min-height="0.163cm" fo:min-width="0cm" fo:padding-top="0.13cm" fo:padding-bottom="0.13cm" fo:padding-left="0.25cm" fo:padding-right="0.25cm" fo:wrap-option="no-wrap" draw:shadow-color="#808080"/>
    </style:style>
    <style:style style:name="gr44" style:family="graphic" style:parent-style-name="standard">
      <style:graphic-properties draw:stroke="solid" svg:stroke-width="0.106cm" svg:stroke-color="#ff0000" draw:stroke-linejoin="miter" svg:stroke-linecap="square" draw:fill="solid" draw:fill-color="#ffffff" draw:textarea-horizontal-align="left" draw:textarea-vertical-align="middle" draw:auto-grow-height="false" fo:min-height="0.164cm" fo:min-width="0cm" fo:padding-top="0.13cm" fo:padding-bottom="0.13cm" fo:padding-left="0.25cm" fo:padding-right="0.25cm" fo:wrap-option="no-wrap" draw:shadow-color="#808080"/>
    </style:style>
    <style:style style:name="gr45" style:family="graphic" style:parent-style-name="standard">
      <style:graphic-properties draw:stroke="solid" svg:stroke-width="0.106cm" svg:stroke-color="#000000" draw:stroke-linejoin="miter" svg:stroke-linecap="square" draw:fill="solid" draw:fill-color="#ffffff" draw:textarea-horizontal-align="left" draw:textarea-vertical-align="middle" draw:auto-grow-height="false" fo:min-height="0.164cm" fo:min-width="0cm" fo:padding-top="0.13cm" fo:padding-bottom="0.13cm" fo:padding-left="0.25cm" fo:padding-right="0.25cm" fo:wrap-option="no-wrap" draw:shadow-color="#808080"/>
    </style:style>
    <style:style style:name="gr46" style:family="graphic" style:parent-style-name="standard">
      <style:graphic-properties draw:stroke="solid" svg:stroke-width="0.141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7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8" style:family="graphic" style:parent-style-name="standard">
      <style:graphic-properties draw:stroke="solid" svg:stroke-width="0.212cm" svg:stroke-color="#00ccff" draw:stroke-linejoin="miter" svg:stroke-linecap="square" draw:fill="none" draw:fill-color="#00cc99" draw:textarea-horizontal-align="left" draw:textarea-vertical-align="middle" draw:auto-grow-height="false" fo:min-height="0.429cm" fo:min-width="0.135cm" fo:padding-top="0.13cm" fo:padding-bottom="0.13cm" fo:padding-left="0.25cm" fo:padding-right="0.25cm" fo:wrap-option="no-wrap" draw:shadow-color="#808080"/>
    </style:style>
    <style:style style:name="gr49" style:family="graphic" style:parent-style-name="standard">
      <style:graphic-properties draw:stroke="solid" svg:stroke-width="0.106cm" svg:stroke-color="#000000" draw:stroke-linejoin="miter" svg:stroke-linecap="square" draw:fill="none" draw:fill-color="#00cc99" draw:textarea-horizontal-align="left" draw:textarea-vertical-align="middle" draw:auto-grow-height="false" fo:min-height="0.577cm" fo:min-width="0.258cm" fo:padding-top="0.13cm" fo:padding-bottom="0.13cm" fo:padding-left="0.25cm" fo:padding-right="0.25cm" fo:wrap-option="no-wrap" draw:shadow-color="#808080"/>
    </style:style>
    <style:style style:name="gr50" style:family="graphic" style:parent-style-name="standard">
      <style:graphic-properties draw:stroke="solid" svg:stroke-width="0.106cm" svg:stroke-color="#000000" draw:stroke-linejoin="miter" svg:stroke-linecap="square" draw:fill="none" draw:fill-color="#00cc99" draw:textarea-horizontal-align="left" draw:textarea-vertical-align="middle" draw:auto-grow-height="false" fo:min-height="0.276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standard">
      <style:graphic-properties draw:stroke="none" draw:fill="solid" draw:fill-color="#00ff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standard">
      <style:graphic-properties draw:stroke="solid" svg:stroke-width="0.212cm" svg:stroke-color="#00ffff" draw:stroke-linejoin="miter" svg:stroke-linecap="square" draw:fill="none" draw:fill-color="#00cc99" draw:textarea-horizontal-align="left" draw:textarea-vertical-align="middle" draw:auto-grow-height="false" fo:min-height="0.427cm" fo:min-width="0.135cm" fo:padding-top="0.13cm" fo:padding-bottom="0.13cm" fo:padding-left="0.25cm" fo:padding-right="0.25cm" fo:wrap-option="no-wrap" draw:shadow-color="#808080"/>
    </style:style>
    <style:style style:name="gr53" style:family="graphic" style:parent-style-name="standard">
      <style:graphic-properties draw:stroke="solid" svg:stroke-width="0.106cm" svg:stroke-color="#000000" draw:stroke-linejoin="miter" svg:stroke-linecap="square" draw:fill="none" draw:fill-color="#00cc99" draw:textarea-horizontal-align="left" draw:textarea-vertical-align="middle" draw:auto-grow-height="false" fo:min-height="0.575cm" fo:min-width="0.259cm" fo:padding-top="0.13cm" fo:padding-bottom="0.13cm" fo:padding-left="0.25cm" fo:padding-right="0.25cm" fo:wrap-option="no-wrap" draw:shadow-color="#808080"/>
    </style:style>
    <style:style style:name="gr54" style:family="graphic" style:parent-style-name="standard">
      <style:graphic-properties draw:stroke="solid" svg:stroke-width="0.106cm" svg:stroke-color="#000000" draw:stroke-linejoin="miter" svg:stroke-linecap="square" draw:fill="none" draw:fill-color="#00cc99" draw:textarea-horizontal-align="left" draw:textarea-vertical-align="middle" draw:auto-grow-height="false" fo:min-height="0.274cm" fo:min-width="0cm" fo:padding-top="0.13cm" fo:padding-bottom="0.13cm" fo:padding-left="0.25cm" fo:padding-right="0.25cm" fo:wrap-option="no-wrap" draw:shadow-color="#808080"/>
    </style:style>
    <style:style style:name="gr55" style:family="graphic" style:parent-style-name="standard">
      <style:graphic-properties draw:stroke="solid" svg:stroke-width="0.212cm" svg:stroke-color="#00ffff" draw:stroke-linejoin="miter" svg:stroke-linecap="square" draw:fill="none" draw:fill-color="#00cc99" draw:textarea-horizontal-align="left" draw:textarea-vertical-align="middle" draw:auto-grow-height="false" fo:min-height="1.114cm" fo:min-width="0.77cm" fo:padding-top="0.13cm" fo:padding-bottom="0.13cm" fo:padding-left="0.25cm" fo:padding-right="0.25cm" fo:wrap-option="no-wrap" draw:shadow-color="#808080"/>
    </style:style>
    <style:style style:name="gr56" style:family="graphic" style:parent-style-name="standard">
      <style:graphic-properties draw:stroke="solid" svg:stroke-width="0.106cm" svg:stroke-color="#000000" draw:stroke-linejoin="miter" svg:stroke-linecap="square" draw:fill="none" draw:fill-color="#00cc99" draw:textarea-horizontal-align="left" draw:textarea-vertical-align="middle" draw:auto-grow-height="false" fo:min-height="1.412cm" fo:min-width="1.018cm" fo:padding-top="0.13cm" fo:padding-bottom="0.13cm" fo:padding-left="0.25cm" fo:padding-right="0.25cm" fo:wrap-option="no-wrap" draw:shadow-color="#808080"/>
    </style:style>
    <style:style style:name="gr57" style:family="graphic" style:parent-style-name="standard">
      <style:graphic-properties draw:stroke="solid" svg:stroke-width="0.106cm" svg:stroke-color="#000000" draw:stroke-linejoin="miter" svg:stroke-linecap="square" draw:fill="none" draw:fill-color="#00cc99" draw:textarea-horizontal-align="left" draw:textarea-vertical-align="middle" draw:auto-grow-height="false" fo:min-height="0.81cm" fo:min-width="0.488cm" fo:padding-top="0.13cm" fo:padding-bottom="0.13cm" fo:padding-left="0.25cm" fo:padding-right="0.25cm" fo:wrap-option="no-wrap" draw:shadow-color="#808080"/>
    </style:style>
    <style:style style:name="gr58" style:family="graphic" style:parent-style-name="standard">
      <style:graphic-properties draw:stroke="solid" svg:stroke-width="0.106cm" svg:stroke-color="#000000" draw:stroke-linejoin="miter" svg:stroke-linecap="square" draw:fill="none" draw:fill-color="#00cc99" draw:textarea-horizontal-align="left" draw:textarea-vertical-align="middle" draw:auto-grow-height="false" fo:min-height="0.576cm" fo:min-width="0.258cm" fo:padding-top="0.13cm" fo:padding-bottom="0.13cm" fo:padding-left="0.25cm" fo:padding-right="0.25cm" fo:wrap-option="no-wrap" draw:shadow-color="#808080"/>
    </style:style>
    <style:style style:name="gr59" style:family="graphic" style:parent-style-name="standard">
      <style:graphic-properties draw:stroke="solid" svg:stroke-width="0.106cm" svg:stroke-color="#000000" draw:stroke-linejoin="miter" svg:stroke-linecap="square" draw:fill="none" draw:fill-color="#00cc99" draw:textarea-horizontal-align="left" draw:textarea-vertical-align="middle" draw:auto-grow-height="false" fo:min-height="0.275cm" fo:min-width="0cm" fo:padding-top="0.13cm" fo:padding-bottom="0.13cm" fo:padding-left="0.25cm" fo:padding-right="0.25cm" fo:wrap-option="no-wrap" draw:shadow-color="#808080"/>
    </style:style>
    <style:style style:name="gr60" style:family="graphic" style:parent-style-name="standard">
      <style:graphic-properties draw:stroke="solid" svg:stroke-width="0.106cm" svg:stroke-color="#000000" draw:stroke-linejoin="miter" svg:stroke-linecap="square" draw:fill="none" draw:fill-color="#00cc99" draw:textarea-horizontal-align="left" draw:textarea-vertical-align="middle" draw:auto-grow-height="false" fo:min-height="0.576cm" fo:min-width="0.259cm" fo:padding-top="0.13cm" fo:padding-bottom="0.13cm" fo:padding-left="0.25cm" fo:padding-right="0.25cm" fo:wrap-option="no-wrap" draw:shadow-color="#808080"/>
    </style:style>
    <style:style style:name="gr61" style:family="graphic" style:parent-style-name="standard">
      <style:graphic-properties draw:stroke="solid" svg:stroke-width="0.212cm" svg:stroke-color="#00ccff" draw:stroke-linejoin="miter" svg:stroke-linecap="square" draw:fill="none" draw:fill-color="#00cc99" draw:textarea-horizontal-align="left" draw:textarea-vertical-align="middle" draw:auto-grow-height="false" fo:min-height="0.425cm" fo:min-width="0.135cm" fo:padding-top="0.13cm" fo:padding-bottom="0.13cm" fo:padding-left="0.25cm" fo:padding-right="0.25cm" fo:wrap-option="no-wrap" draw:shadow-color="#808080"/>
    </style:style>
    <style:style style:name="gr62" style:family="graphic" style:parent-style-name="standard">
      <style:graphic-properties draw:stroke="solid" svg:stroke-width="0.106cm" svg:stroke-color="#000000" draw:stroke-linejoin="miter" svg:stroke-linecap="square" draw:fill="none" draw:fill-color="#00cc99" draw:textarea-horizontal-align="left" draw:textarea-vertical-align="middle" draw:auto-grow-height="false" fo:min-height="0.572cm" fo:min-width="0.258cm" fo:padding-top="0.13cm" fo:padding-bottom="0.13cm" fo:padding-left="0.25cm" fo:padding-right="0.25cm" fo:wrap-option="no-wrap" draw:shadow-color="#808080"/>
    </style:style>
    <style:style style:name="gr63" style:family="graphic" style:parent-style-name="standard">
      <style:graphic-properties draw:stroke="solid" svg:stroke-width="0.106cm" svg:stroke-color="#000000" draw:stroke-linejoin="miter" svg:stroke-linecap="square" draw:fill="none" draw:fill-color="#00cc99" draw:textarea-horizontal-align="left" draw:textarea-vertical-align="middle" draw:auto-grow-height="false" fo:min-height="0.272cm" fo:min-width="0cm" fo:padding-top="0.13cm" fo:padding-bottom="0.13cm" fo:padding-left="0.25cm" fo:padding-right="0.25cm" fo:wrap-option="no-wrap" draw:shadow-color="#808080"/>
    </style:style>
    <style:style style:name="gr64" style:family="graphic" style:parent-style-name="standard">
      <style:graphic-properties draw:stroke="solid" svg:stroke-width="0.088cm" svg:stroke-color="#000000" draw:stroke-linejoin="miter" svg:stroke-linecap="square" draw:fill="solid" draw:fill-color="#ffffff" draw:textarea-horizontal-align="left" draw:textarea-vertical-align="middle" draw:auto-grow-height="false" fo:min-height="0.121cm" fo:min-width="0.473cm" fo:padding-top="0.13cm" fo:padding-bottom="0.13cm" fo:padding-left="0.25cm" fo:padding-right="0.25cm" fo:wrap-option="no-wrap" draw:shadow-color="#808080"/>
    </style:style>
    <style:style style:name="gr65" style:family="graphic" style:parent-style-name="standard">
      <style:graphic-properties draw:stroke="solid" svg:stroke-width="0.212cm" svg:stroke-color="#00ccff" draw:stroke-linejoin="miter" svg:stroke-linecap="square" draw:fill="none" draw:fill-color="#00cc99" draw:textarea-horizontal-align="left" draw:textarea-vertical-align="middle" draw:auto-grow-height="false" fo:min-height="0.375cm" fo:min-width="0.186cm" fo:padding-top="0.13cm" fo:padding-bottom="0.13cm" fo:padding-left="0.25cm" fo:padding-right="0.25cm" fo:wrap-option="no-wrap" draw:shadow-color="#808080"/>
    </style:style>
    <style:style style:name="gr66" style:family="graphic" style:parent-style-name="standard">
      <style:graphic-properties draw:stroke="solid" svg:stroke-width="0.106cm" svg:stroke-color="#000000" draw:stroke-linejoin="miter" svg:stroke-linecap="square" draw:fill="none" draw:fill-color="#00cc99" draw:textarea-horizontal-align="left" draw:textarea-vertical-align="middle" draw:auto-grow-height="false" fo:min-height="0.512cm" fo:min-width="0.319cm" fo:padding-top="0.13cm" fo:padding-bottom="0.13cm" fo:padding-left="0.25cm" fo:padding-right="0.25cm" fo:wrap-option="no-wrap" draw:shadow-color="#808080"/>
    </style:style>
    <style:style style:name="gr67" style:family="graphic" style:parent-style-name="standard">
      <style:graphic-properties draw:stroke="solid" svg:stroke-width="0.106cm" svg:stroke-color="#000000" draw:stroke-linejoin="miter" svg:stroke-linecap="square" draw:fill="none" draw:fill-color="#00cc99" draw:textarea-horizontal-align="left" draw:textarea-vertical-align="middle" draw:auto-grow-height="false" fo:min-height="0.234cm" fo:min-width="0.034cm" fo:padding-top="0.13cm" fo:padding-bottom="0.13cm" fo:padding-left="0.25cm" fo:padding-right="0.25cm" fo:wrap-option="no-wrap" draw:shadow-color="#808080"/>
    </style:style>
    <style:style style:name="gr68" style:family="graphic" style:parent-style-name="standard">
      <style:graphic-properties draw:stroke="solid" svg:stroke-width="0.106cm" svg:stroke-color="#000000" draw:stroke-linejoin="miter" svg:stroke-linecap="square" draw:fill="none" draw:fill-color="#00cc99" draw:textarea-horizontal-align="left" draw:textarea-vertical-align="middle" draw:auto-grow-height="false" fo:min-height="0.658cm" fo:min-width="0.495cm" fo:padding-top="0.13cm" fo:padding-bottom="0.13cm" fo:padding-left="0.25cm" fo:padding-right="0.25cm" fo:wrap-option="no-wrap" draw:shadow-color="#808080"/>
    </style:style>
    <style:style style:name="gr69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415cm" fo:min-width="4.665cm" fo:padding-top="0.139cm" fo:padding-bottom="0.139cm" fo:padding-left="0.278cm" fo:padding-right="0.278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1.204cm" fo:min-width="4.03cm" fo:padding-top="0.139cm" fo:padding-bottom="0.139cm" fo:padding-left="0.278cm" fo:padding-right="0.278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78cm" fo:min-width="3.342cm" fo:padding-top="0.139cm" fo:padding-bottom="0.139cm" fo:padding-left="0.278cm" fo:padding-right="0.278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1.513cm" fo:min-width="3.571cm" fo:padding-top="0.139cm" fo:padding-bottom="0.139cm" fo:padding-left="0.278cm" fo:padding-right="0.278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0.357cm" fo:min-width="6.504cm" fo:padding-top="0.139cm" fo:padding-bottom="0.139cm" fo:padding-left="0.278cm" fo:padding-right="0.278cm" fo:wrap-option="wrap" draw:shadow-color="#808080"/>
    </style:style>
    <style:style style:name="gr74" style:family="graphic" style:parent-style-name="standard">
      <style:graphic-properties draw:stroke="solid" svg:stroke-width="0.106cm" svg:stroke-color="#000000" draw:stroke-linejoin="miter" svg:stroke-linecap="square" draw:fill="solid" draw:fill-color="#ffffff" draw:textarea-horizontal-align="left" draw:textarea-vertical-align="middle" draw:auto-grow-height="false" fo:min-height="0.163cm" fo:min-width="0cm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1.6cm" fo:min-width="2.883cm" fo:padding-top="0.139cm" fo:padding-bottom="0.139cm" fo:padding-left="0.278cm" fo:padding-right="0.278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1.711cm" fo:min-width="2.112cm" fo:padding-top="0.139cm" fo:padding-bottom="0.139cm" fo:padding-left="0.278cm" fo:padding-right="0.278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1.477cm" fo:min-width="2.403cm" fo:padding-top="0.139cm" fo:padding-bottom="0.139cm" fo:padding-left="0.278cm" fo:padding-right="0.278cm" fo:wrap-option="wrap" draw:shadow-color="#808080"/>
    </style:style>
    <style:style style:name="gr78" style:family="graphic" style:parent-style-name="standard">
      <style:graphic-properties draw:stroke="none" draw:fill="solid" draw:fill-color="#ffcc00" draw:textarea-horizontal-align="left" draw:textarea-vertical-align="middle" draw:auto-grow-height="false" fo:min-height="3.337cm" fo:min-width="1.104cm" fo:padding-top="0.13cm" fo:padding-bottom="0.13cm" fo:padding-left="0.25cm" fo:padding-right="0.25cm" fo:wrap-option="no-wrap" draw:shadow-color="#808080"/>
    </style:style>
    <style:style style:name="gr79" style:family="graphic" style:parent-style-name="standard">
      <style:graphic-properties draw:stroke="solid" svg:stroke-width="0.106cm" svg:stroke-color="#000000" draw:stroke-linejoin="miter" svg:stroke-linecap="square" draw:fill="solid" draw:fill-color="#00ccff" draw:textarea-horizontal-align="left" draw:textarea-vertical-align="middle" draw:auto-grow-height="false" fo:min-height="0.163cm" fo:min-width="0.417cm" fo:padding-top="0.13cm" fo:padding-bottom="0.13cm" fo:padding-left="0.25cm" fo:padding-right="0.25cm" fo:wrap-option="no-wrap" draw:shadow-color="#808080"/>
    </style:style>
    <style:style style:name="gr80" style:family="graphic" style:parent-style-name="standard">
      <style:graphic-properties draw:stroke="solid" svg:stroke-width="0.106cm" svg:stroke-color="#000000" draw:stroke-linejoin="miter" svg:stroke-linecap="square" draw:fill="solid" draw:fill-color="#00ccff" draw:textarea-horizontal-align="left" draw:textarea-vertical-align="middle" draw:auto-grow-height="false" fo:min-height="0.586cm" fo:min-width="1.336cm" fo:padding-top="0.13cm" fo:padding-bottom="0.13cm" fo:padding-left="0.25cm" fo:padding-right="0.25cm" fo:wrap-option="no-wrap" draw:shadow-color="#808080"/>
    </style:style>
    <style:style style:name="gr81" style:family="graphic" style:parent-style-name="standard">
      <style:graphic-properties draw:stroke="none" draw:fill="solid" draw:fill-color="#00ccff" draw:textarea-horizontal-align="left" draw:textarea-vertical-align="middle" draw:auto-grow-height="false" fo:min-height="0.587cm" fo:min-width="1.335cm" fo:padding-top="0.13cm" fo:padding-bottom="0.13cm" fo:padding-left="0.25cm" fo:padding-right="0.25cm" fo:wrap-option="no-wrap" draw:shadow-color="#808080"/>
    </style:style>
    <style:style style:name="gr82" style:family="graphic" style:parent-style-name="standard">
      <style:graphic-properties draw:stroke="none" draw:fill="solid" draw:fill-color="#ffcc00" draw:textarea-horizontal-align="left" draw:textarea-vertical-align="middle" draw:auto-grow-height="false" fo:min-height="0.339cm" fo:min-width="0cm" fo:padding-top="0.13cm" fo:padding-bottom="0.13cm" fo:padding-left="0.25cm" fo:padding-right="0.25cm" fo:wrap-option="no-wrap" draw:shadow-color="#808080"/>
    </style:style>
    <style:style style:name="gr83" style:family="graphic" style:parent-style-name="standard">
      <style:graphic-properties draw:stroke="none" draw:fill="solid" draw:fill-color="#ffcc00" draw:textarea-horizontal-align="left" draw:textarea-vertical-align="middle" draw:auto-grow-height="false" fo:min-height="0.638cm" fo:min-width="0.311cm" fo:padding-top="0.13cm" fo:padding-bottom="0.13cm" fo:padding-left="0.25cm" fo:padding-right="0.25cm" fo:wrap-option="no-wrap" draw:shadow-color="#808080"/>
    </style:style>
    <style:style style:name="gr84" style:family="graphic" style:parent-style-name="standard">
      <style:graphic-properties draw:stroke="solid" svg:stroke-width="0.079cm" svg:stroke-color="#008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solid" svg:stroke-width="0.079cm" svg:stroke-color="#008000" draw:marker-start="" draw:marker-start-width="0.237cm" draw:marker-start-center="false" draw:marker-end="" draw:marker-end-width="0.237cm" draw:marker-end-center="false" svg:stroke-opacity="100%" draw:stroke-linejoin="round" draw:fill="none" draw:fill-color="#00cc99" draw:textarea-horizontal-align="left" draw:textarea-vertical-align="top" draw:auto-grow-height="false" fo:min-height="0cm" fo:min-width="1.08cm" fo:padding-top="0.127cm" fo:padding-bottom="0.127cm" fo:padding-left="0.254cm" fo:padding-right="0.254cm" fo:wrap-option="wrap" draw:shadow-offset-x="0.071cm" draw:shadow-offset-y="0.071cm" draw:shadow-color="#808080" draw:shadow-opacity="100%"/>
    </style:style>
    <style:style style:name="gr86" style:family="graphic" style:parent-style-name="standard">
      <style:graphic-properties draw:stroke="solid" svg:stroke-width="0.079cm" svg:stroke-color="#008000" draw:marker-start="" draw:marker-start-width="0.237cm" draw:marker-start-center="false" draw:marker-end="" draw:marker-end-width="0.237cm" draw:marker-end-center="false" svg:stroke-opacity="100%" draw:stroke-linejoin="round" draw:fill="none" draw:fill-color="#00cc99" draw:textarea-horizontal-align="left" draw:textarea-vertical-align="top" draw:auto-grow-height="false" fo:min-height="0cm" fo:min-width="1.084cm" fo:padding-top="0.127cm" fo:padding-bottom="0.127cm" fo:padding-left="0.254cm" fo:padding-right="0.254cm" fo:wrap-option="wrap" draw:shadow-offset-x="0.071cm" draw:shadow-offset-y="0.071cm" draw:shadow-color="#808080" draw:shadow-opacity="100%"/>
    </style:style>
    <style:style style:name="gr87" style:family="graphic" style:parent-style-name="standard">
      <style:graphic-properties draw:stroke="none" draw:fill="solid" draw:fill-color="#00ffff" draw:textarea-horizontal-align="left" draw:textarea-vertical-align="middle" draw:auto-grow-height="false" fo:min-height="1.323cm" fo:min-width="1.03cm" fo:padding-top="0.13cm" fo:padding-bottom="0.13cm" fo:padding-left="0.25cm" fo:padding-right="0.25cm" fo:wrap-option="no-wrap" draw:shadow-color="#808080"/>
    </style:style>
    <style:style style:name="gr88" style:family="graphic" style:parent-style-name="standard">
      <style:graphic-properties draw:stroke="none" draw:fill="solid" draw:fill-color="#00ffff" draw:textarea-horizontal-align="left" draw:textarea-vertical-align="middle" draw:auto-grow-height="false" fo:min-height="0.481cm" fo:min-width="0.365cm" fo:padding-top="0.13cm" fo:padding-bottom="0.13cm" fo:padding-left="0.25cm" fo:padding-right="0.25cm" fo:wrap-option="no-wrap" draw:shadow-color="#808080"/>
    </style:style>
    <style:style style:name="gr89" style:family="graphic" style:parent-style-name="standard">
      <style:graphic-properties draw:stroke="solid" svg:stroke-width="0.141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0" style:family="graphic" style:parent-style-name="standard">
      <style:graphic-properties draw:stroke="solid" svg:stroke-width="0.106cm" svg:stroke-color="#ff0000" draw:stroke-linejoin="miter" svg:stroke-linecap="square" draw:fill="solid" draw:fill-color="#c0c0c0" draw:textarea-horizontal-align="left" draw:textarea-vertical-align="middle" draw:auto-grow-height="false" fo:min-height="0.269cm" fo:min-width="0cm" fo:padding-top="0.13cm" fo:padding-bottom="0.13cm" fo:padding-left="0.25cm" fo:padding-right="0.25cm" fo:wrap-option="no-wrap" draw:shadow-color="#808080"/>
    </style:style>
    <style:style style:name="gr91" style:family="graphic" style:parent-style-name="standard">
      <style:graphic-properties draw:stroke="solid" svg:stroke-width="0.106cm" svg:stroke-color="#ff0000" draw:stroke-linejoin="miter" svg:stroke-linecap="square" draw:fill="solid" draw:fill-color="#c0c0c0" draw:textarea-horizontal-align="left" draw:textarea-vertical-align="middle" draw:auto-grow-height="false" fo:min-height="0.273cm" fo:min-width="0cm" fo:padding-top="0.13cm" fo:padding-bottom="0.13cm" fo:padding-left="0.25cm" fo:padding-right="0.25cm" fo:wrap-option="no-wrap" draw:shadow-color="#808080"/>
    </style:style>
    <style:style style:name="gr92" style:family="graphic" style:parent-style-name="standard">
      <style:graphic-properties draw:stroke="solid" svg:stroke-width="0.106cm" svg:stroke-color="#ff0000" draw:stroke-linejoin="miter" svg:stroke-linecap="square" draw:fill="solid" draw:fill-color="#ffffff" draw:textarea-horizontal-align="left" draw:textarea-vertical-align="middle" draw:auto-grow-height="false" fo:min-height="0.039cm" fo:min-width="0cm" fo:padding-top="0.13cm" fo:padding-bottom="0.13cm" fo:padding-left="0.25cm" fo:padding-right="0.25cm" fo:wrap-option="no-wrap" draw:shadow-color="#808080"/>
    </style:style>
    <style:style style:name="gr93" style:family="graphic" style:parent-style-name="standard">
      <style:graphic-properties draw:stroke="solid" svg:stroke-width="0.071cm" svg:stroke-color="#000000" draw:stroke-linejoin="miter" svg:stroke-linecap="square" draw:fill="none" draw:fill-color="#00cc99" draw:textarea-horizontal-align="left" draw:textarea-vertical-align="middle" draw:auto-grow-height="false" fo:min-height="1.066cm" fo:min-width="0.646cm" fo:padding-top="0.13cm" fo:padding-bottom="0.13cm" fo:padding-left="0.25cm" fo:padding-right="0.25cm" fo:wrap-option="no-wrap" draw:shadow-color="#808080"/>
    </style:style>
    <style:style style:name="gr94" style:family="graphic" style:parent-style-name="standard">
      <style:graphic-properties draw:stroke="solid" svg:stroke-width="0.071cm" svg:stroke-color="#000000" draw:stroke-linejoin="miter" svg:stroke-linecap="square" draw:fill="none" draw:fill-color="#00cc99" draw:textarea-horizontal-align="left" draw:textarea-vertical-align="middle" draw:auto-grow-height="false" fo:min-height="18.512cm" fo:min-width="27.017cm" fo:padding-top="0.13cm" fo:padding-bottom="0.13cm" fo:padding-left="0.25cm" fo:padding-right="0.25cm" fo:wrap-option="no-wrap" draw:shadow-color="#808080"/>
    </style:style>
    <style:style style:name="gr95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00cc99" draw:textarea-horizontal-align="justify" draw:textarea-vertical-align="middle" draw:auto-grow-height="false" draw:auto-grow-width="false" fo:min-height="1.751cm" fo:min-width="0cm" fo:padding-top="0.139cm" fo:padding-bottom="0.139cm" fo:padding-left="0.278cm" fo:padding-right="0.278cm" fo:wrap-option="wrap" draw:shadow-color="#808080"/>
    </style:style>
    <style:style style:name="pr2" style:family="presentation" style:parent-style-name="Standard-notes">
      <style:graphic-properties draw:fill-color="#ffffff" fo:min-height="11.429cm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solid" draw:fill-color="#c0c0c0"/>
      <style:paragraph-properties style:writing-mode="lr-tb" style:font-independent-line-spacing="true"/>
    </style:style>
    <style:style style:name="P3" style:family="paragraph">
      <loext:graphic-properties draw:fill="solid" draw:fill-color="#ffffff"/>
      <style:paragraph-properties style:writing-mode="lr-tb" style:font-independent-line-spacing="true"/>
    </style:style>
    <style:style style:name="P4" style:family="paragraph">
      <loext:graphic-properties draw:fill="solid" draw:fill-color="#ffcc00"/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align="start" fo:text-indent="0cm"/>
    </style:style>
    <style:style style:name="P6" style:family="paragraph">
      <loext:graphic-properties draw:fill="none" draw:fill-color="#00cc99"/>
      <style:paragraph-properties style:writing-mode="lr-tb" style:font-independent-line-spacing="true"/>
    </style:style>
    <style:style style:name="P7" style:family="paragraph">
      <loext:graphic-properties draw:fill="solid" draw:fill-color="#0000ff"/>
      <style:paragraph-properties style:writing-mode="lr-tb" style:font-independent-line-spacing="true"/>
    </style:style>
    <style:style style:name="P8" style:family="paragraph">
      <loext:graphic-properties draw:fill="solid" draw:fill-color="#00ccff"/>
      <style:paragraph-properties style:writing-mode="lr-tb" style:font-independent-line-spacing="true"/>
    </style:style>
    <style:style style:name="P9" style:family="paragraph">
      <loext:graphic-properties draw:fill="solid" draw:fill-color="#ffff00"/>
      <style:paragraph-properties style:writing-mode="lr-tb" style:font-independent-line-spacing="true"/>
    </style:style>
    <style:style style:name="P10" style:family="paragraph">
      <loext:graphic-properties draw:fill="none" draw:fill-color="#ffffff"/>
      <style:paragraph-properties style:writing-mode="lr-tb" style:font-independent-line-spacing="true"/>
    </style:style>
    <style:style style:name="P11" style:family="paragraph">
      <loext:graphic-properties draw:fill="solid" draw:fill-color="#ccffff"/>
      <style:paragraph-properties style:writing-mode="lr-tb" style:font-independent-line-spacing="true"/>
    </style:style>
    <style:style style:name="P12" style:family="paragraph">
      <loext:graphic-properties draw:fill="solid" draw:fill-color="#00ffff"/>
      <style:paragraph-properties style:writing-mode="lr-tb" style:font-independent-line-spacing="true"/>
    </style:style>
    <style:style style:name="P13" style:family="paragraph">
      <style:paragraph-properties fo:margin-left="0cm" fo:margin-right="0cm" fo:line-height="100%" fo:text-align="center" fo:text-indent="0cm"/>
    </style:style>
    <style:style style:name="P14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indent="0cm"/>
    </style:style>
    <style:style style:name="P16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P17" style:family="paragraph">
      <loext:graphic-properties draw:fill-color="#ffffff"/>
    </style:style>
    <style:style style:name="T1" style:family="text">
      <style:text-properties fo:color="#000000" style:font-name="Arial" fo:font-size="24pt" fo:language="fr" fo:country="FR" style:font-size-asian="24pt" style:language-asian="fr" style:country-asian="FR" style:font-size-complex="24pt" style:language-complex="fr" style:country-complex="FR"/>
    </style:style>
    <style:style style:name="T2" style:family="text">
      <style:text-properties fo:color="#ff3300" style:font-name="Arial" fo:font-size="20pt" fo:language="fr" fo:country="FR" style:font-size-asian="20pt" style:language-asian="fr" style:country-asian="FR" style:font-size-complex="20pt" style:language-complex="fr" style:country-complex="FR"/>
    </style:style>
    <style:style style:name="T3" style:family="text">
      <style:text-properties fo:color="#000000" style:font-name="Arial" fo:font-size="20pt" fo:language="fr" fo:country="FR" style:font-size-asian="20pt" style:language-asian="fr" style:country-asian="FR" style:font-size-complex="20pt" style:language-complex="fr" style:country-complex="FR"/>
    </style:style>
    <style:style style:name="T4" style:family="text">
      <style:text-properties fo:color="#000000" style:font-name="Arial" fo:font-size="9pt" fo:language="fr" fo:country="FR" style:font-size-asian="9pt" style:language-asian="fr" style:country-asian="FR" style:font-size-complex="9pt" style:language-complex="fr" style:country-complex="F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line draw:style-name="gr1" draw:text-style-name="P1" draw:layer="layout" svg:x1="23.921cm" svg:y1="4.269cm" svg:x2="23.921cm" svg:y2="10.949cm">
            <text:p/>
          </draw:line>
          <draw:line draw:style-name="gr2" draw:text-style-name="P1" draw:layer="layout" svg:x1="24.05cm" svg:y1="10.901cm" svg:x2="24.05cm" svg:y2="4.268cm">
            <text:p/>
          </draw:line>
          <draw:line draw:style-name="gr2" draw:text-style-name="P1" draw:layer="layout" svg:x1="23.768cm" svg:y1="10.897cm" svg:x2="23.768cm" svg:y2="4.268cm">
            <text:p/>
          </draw:line>
        </draw:g>
        <draw:custom-shape draw:style-name="gr3" draw:text-style-name="P2" draw:layer="layout" svg:width="1.415cm" svg:height="1.301cm" svg:x="23.191cm" svg:y="10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5.272cm" svg:y1="12.696cm" svg:x2="25.272cm" svg:y2="12.034cm">
          <text:p/>
        </draw:line>
        <draw:line draw:style-name="gr2" draw:text-style-name="P1" draw:layer="layout" svg:x1="25.404cm" svg:y1="12.069cm" svg:x2="25.404cm" svg:y2="12.691cm">
          <text:p/>
        </draw:line>
        <draw:line draw:style-name="gr2" draw:text-style-name="P1" draw:layer="layout" svg:x1="25.122cm" svg:y1="12.069cm" svg:x2="25.122cm" svg:y2="12.691cm">
          <text:p/>
        </draw:line>
        <draw:custom-shape draw:style-name="gr5" draw:text-style-name="P3" draw:layer="layout" svg:width="4.128cm" svg:height="3.81cm" svg:x="12.241cm" svg:y="14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5.134cm" svg:height="5.927cm" svg:x="6.65cm" svg:y="5.7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6" draw:layer="layout" svg:width="18.574cm" svg:height="2.028cm" svg:x="0.392cm" svg:y="0.19cm" presentation:class="title" presentation:user-transformed="true">
          <draw:text-box>
            <text:list text:style-name="L1">
              <text:list-header>
                <text:p text:style-name="P5"><text:span text:style-name="T1">Working principle of a steam locomotive model</text:span><text:span text:style-name="T1"><text:line-break/></text:span><text:span text:style-name="T1"> <text:s text:c="3"/>using fuel gas</text:span></text:p>
              </text:list-header>
            </text:list>
          </draw:text-box>
        </draw:frame>
        <draw:custom-shape draw:style-name="gr7" draw:text-style-name="P7" draw:layer="layout" svg:width="12.153cm" svg:height="4.022cm" svg:x="6.65cm" svg:y="7.6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2.153cm" svg:height="1.905cm" svg:x="6.65cm" svg:y="5.7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803cm" svg:y1="5.75cm" svg:x2="18.803cm" svg:y2="9.56cm">
          <text:p/>
        </draw:line>
        <draw:line draw:style-name="gr2" draw:text-style-name="P1" draw:layer="layout" svg:x1="18.803cm" svg:y1="11.254cm" svg:x2="18.803cm" svg:y2="11.677cm">
          <text:p/>
        </draw:line>
        <draw:custom-shape draw:style-name="gr9" draw:text-style-name="P4" draw:layer="layout" svg:width="12.841cm" svg:height="1.905cm" svg:x="6.65cm" svg:y="9.34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65cm" svg:y1="11.227cm" svg:x2="18.803cm" svg:y2="11.227cm">
          <text:p/>
        </draw:line>
        <draw:custom-shape draw:style-name="gr10" draw:text-style-name="P9" draw:layer="layout" svg:width="8.255cm" svg:height="0.423cm" svg:x="5.733cm" svg:y="10.61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4.127cm" svg:height="5.715cm" svg:x="0.688cm" svg:y="12.31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733cm" svg:y1="10.83cm" svg:x2="2.981cm" svg:y2="10.83cm">
          <text:p/>
        </draw:line>
        <draw:line draw:style-name="gr2" draw:text-style-name="P1" draw:layer="layout" svg:x1="2.293cm" svg:y1="11.465cm" svg:x2="2.293cm" svg:y2="12.312cm">
          <text:p/>
        </draw:line>
        <draw:custom-shape draw:style-name="gr12" draw:text-style-name="P6" draw:layer="layout" svg:width="1.376cm" svg:height="1.27cm" svg:x="2.293cm" svg:y="10.829cm">
          <text:p/>
          <draw:enhanced-geometry draw:text-areas="10799 0 21599 10799" svg:viewBox="0 0 21600 21600" draw:mirror-horizontal="true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g>
          <draw:custom-shape draw:style-name="gr13" draw:text-style-name="P3" draw:layer="layout" svg:width="0.635cm" svg:height="0.458cm" draw:transform="rotate (-1.5707963267949) translate (3.898cm 10.50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3" draw:layer="layout" svg:width="0.635cm" svg:height="0.458cm" draw:transform="rotate (1.5707963267949) translate (3.898cm 11.13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4" draw:text-style-name="P3" draw:layer="layout" svg:width="0.916cm" svg:height="0.423cm" svg:x="3.44cm" svg:y="9.8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.898cm" svg:y1="10.807cm" svg:x2="3.898cm" svg:y2="10.08cm">
            <text:p/>
          </draw:line>
          <draw:g>
            <draw:line draw:style-name="gr15" draw:text-style-name="P1" draw:layer="layout" svg:x1="3.44cm" svg:y1="10.176cm" svg:x2="4.355cm" svg:y2="9.965cm">
              <text:p/>
            </draw:line>
            <draw:line draw:style-name="gr15" draw:text-style-name="P1" draw:layer="layout" svg:x1="4.354cm" svg:y1="10.176cm" svg:x2="3.439cm" svg:y2="9.965cm">
              <text:p/>
            </draw:line>
          </draw:g>
        </draw:g>
        <draw:g>
          <draw:g>
            <draw:custom-shape draw:style-name="gr16" draw:text-style-name="P9" draw:layer="layout" svg:width="0.143cm" svg:height="0.847cm" svg:x="7.051cm" svg:y="9.77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6" draw:text-style-name="P9" draw:layer="layout" svg:width="0.143cm" svg:height="0.847cm" svg:x="7.192cm" svg:y="9.77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  <draw:g>
            <draw:custom-shape draw:style-name="gr17" draw:text-style-name="P8" draw:layer="layout" svg:width="0.071cm" svg:height="0.424cm" svg:x="7.122cm" svg:y="10.18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7" draw:text-style-name="P8" draw:layer="layout" svg:width="0.071cm" svg:height="0.424cm" svg:x="7.191cm" svg:y="10.18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</draw:g>
        <draw:g>
          <draw:g>
            <draw:custom-shape draw:style-name="gr16" draw:text-style-name="P9" draw:layer="layout" svg:width="0.143cm" svg:height="0.847cm" svg:x="7.739cm" svg:y="9.77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6" draw:text-style-name="P9" draw:layer="layout" svg:width="0.143cm" svg:height="0.847cm" svg:x="7.88cm" svg:y="9.77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  <draw:g>
            <draw:custom-shape draw:style-name="gr17" draw:text-style-name="P8" draw:layer="layout" svg:width="0.071cm" svg:height="0.424cm" svg:x="7.81cm" svg:y="10.18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7" draw:text-style-name="P8" draw:layer="layout" svg:width="0.071cm" svg:height="0.424cm" svg:x="7.879cm" svg:y="10.18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</draw:g>
        <draw:g>
          <draw:g>
            <draw:custom-shape draw:style-name="gr16" draw:text-style-name="P9" draw:layer="layout" svg:width="0.143cm" svg:height="0.847cm" svg:x="8.427cm" svg:y="9.77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6" draw:text-style-name="P9" draw:layer="layout" svg:width="0.143cm" svg:height="0.847cm" svg:x="8.568cm" svg:y="9.77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  <draw:g>
            <draw:custom-shape draw:style-name="gr17" draw:text-style-name="P8" draw:layer="layout" svg:width="0.071cm" svg:height="0.424cm" svg:x="8.498cm" svg:y="10.18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7" draw:text-style-name="P8" draw:layer="layout" svg:width="0.071cm" svg:height="0.424cm" svg:x="8.567cm" svg:y="10.18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</draw:g>
        <draw:g>
          <draw:g>
            <draw:custom-shape draw:style-name="gr16" draw:text-style-name="P9" draw:layer="layout" svg:width="0.143cm" svg:height="0.847cm" svg:x="9.115cm" svg:y="9.77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6" draw:text-style-name="P9" draw:layer="layout" svg:width="0.143cm" svg:height="0.847cm" svg:x="9.256cm" svg:y="9.77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  <draw:g>
            <draw:custom-shape draw:style-name="gr17" draw:text-style-name="P8" draw:layer="layout" svg:width="0.071cm" svg:height="0.424cm" svg:x="9.186cm" svg:y="10.18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7" draw:text-style-name="P8" draw:layer="layout" svg:width="0.071cm" svg:height="0.424cm" svg:x="9.255cm" svg:y="10.18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</draw:g>
        <draw:g>
          <draw:g>
            <draw:custom-shape draw:style-name="gr16" draw:text-style-name="P9" draw:layer="layout" svg:width="0.143cm" svg:height="0.847cm" svg:x="9.803cm" svg:y="9.77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6" draw:text-style-name="P9" draw:layer="layout" svg:width="0.143cm" svg:height="0.847cm" svg:x="9.944cm" svg:y="9.77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  <draw:g>
            <draw:custom-shape draw:style-name="gr17" draw:text-style-name="P8" draw:layer="layout" svg:width="0.071cm" svg:height="0.424cm" svg:x="9.874cm" svg:y="10.18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7" draw:text-style-name="P8" draw:layer="layout" svg:width="0.071cm" svg:height="0.424cm" svg:x="9.943cm" svg:y="10.18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</draw:g>
        <draw:g>
          <draw:g>
            <draw:custom-shape draw:style-name="gr16" draw:text-style-name="P9" draw:layer="layout" svg:width="0.143cm" svg:height="0.847cm" svg:x="10.491cm" svg:y="9.77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6" draw:text-style-name="P9" draw:layer="layout" svg:width="0.143cm" svg:height="0.847cm" svg:x="10.632cm" svg:y="9.77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  <draw:g>
            <draw:custom-shape draw:style-name="gr17" draw:text-style-name="P8" draw:layer="layout" svg:width="0.071cm" svg:height="0.424cm" svg:x="10.562cm" svg:y="10.18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7" draw:text-style-name="P8" draw:layer="layout" svg:width="0.071cm" svg:height="0.424cm" svg:x="10.631cm" svg:y="10.18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</draw:g>
        <draw:g>
          <draw:g>
            <draw:custom-shape draw:style-name="gr16" draw:text-style-name="P9" draw:layer="layout" svg:width="0.143cm" svg:height="0.847cm" svg:x="11.179cm" svg:y="9.77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6" draw:text-style-name="P9" draw:layer="layout" svg:width="0.143cm" svg:height="0.847cm" svg:x="11.32cm" svg:y="9.77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  <draw:g>
            <draw:custom-shape draw:style-name="gr17" draw:text-style-name="P8" draw:layer="layout" svg:width="0.071cm" svg:height="0.424cm" svg:x="11.25cm" svg:y="10.18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7" draw:text-style-name="P8" draw:layer="layout" svg:width="0.071cm" svg:height="0.424cm" svg:x="11.319cm" svg:y="10.18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</draw:g>
        <draw:g>
          <draw:g>
            <draw:custom-shape draw:style-name="gr16" draw:text-style-name="P9" draw:layer="layout" svg:width="0.143cm" svg:height="0.847cm" svg:x="11.867cm" svg:y="9.77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6" draw:text-style-name="P9" draw:layer="layout" svg:width="0.143cm" svg:height="0.847cm" svg:x="12.008cm" svg:y="9.77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  <draw:g>
            <draw:custom-shape draw:style-name="gr17" draw:text-style-name="P8" draw:layer="layout" svg:width="0.071cm" svg:height="0.424cm" svg:x="11.938cm" svg:y="10.18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7" draw:text-style-name="P8" draw:layer="layout" svg:width="0.071cm" svg:height="0.424cm" svg:x="12.007cm" svg:y="10.18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</draw:g>
        <draw:g>
          <draw:g>
            <draw:custom-shape draw:style-name="gr16" draw:text-style-name="P9" draw:layer="layout" svg:width="0.143cm" svg:height="0.847cm" svg:x="12.554cm" svg:y="9.77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6" draw:text-style-name="P9" draw:layer="layout" svg:width="0.143cm" svg:height="0.847cm" svg:x="12.695cm" svg:y="9.77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  <draw:g>
            <draw:custom-shape draw:style-name="gr17" draw:text-style-name="P8" draw:layer="layout" svg:width="0.071cm" svg:height="0.424cm" svg:x="12.625cm" svg:y="10.18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7" draw:text-style-name="P8" draw:layer="layout" svg:width="0.071cm" svg:height="0.424cm" svg:x="12.694cm" svg:y="10.18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</draw:g>
        <draw:g>
          <draw:g>
            <draw:custom-shape draw:style-name="gr16" draw:text-style-name="P9" draw:layer="layout" svg:width="0.143cm" svg:height="0.847cm" svg:x="13.242cm" svg:y="9.77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6" draw:text-style-name="P9" draw:layer="layout" svg:width="0.143cm" svg:height="0.847cm" svg:x="13.383cm" svg:y="9.77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  <draw:g>
            <draw:custom-shape draw:style-name="gr17" draw:text-style-name="P8" draw:layer="layout" svg:width="0.071cm" svg:height="0.424cm" svg:x="13.313cm" svg:y="10.182cm">
              <text:p/>
              <draw:enhanced-geometry svg:viewBox="0 0 48 384" draw:type="non-primitive" draw:enhanced-path="M 48 384  C 24 320 0 256 0 192  C 0 128 24 64 48 0  N"/>
            </draw:custom-shape>
            <draw:custom-shape draw:style-name="gr17" draw:text-style-name="P8" draw:layer="layout" svg:width="0.071cm" svg:height="0.424cm" svg:x="13.382cm" svg:y="10.182cm">
              <text:p/>
              <draw:enhanced-geometry svg:viewBox="0 0 48 384" draw:mirror-horizontal="true" draw:type="non-primitive" draw:enhanced-path="M 48 384  C 24 320 0 256 0 192  C 0 128 24 64 48 0  N"/>
            </draw:custom-shape>
          </draw:g>
        </draw:g>
        <draw:line draw:style-name="gr18" draw:text-style-name="P1" draw:layer="layout" svg:x1="6.65cm" svg:y1="9.375cm" svg:x2="18.803cm" svg:y2="9.375cm">
          <text:p/>
        </draw:line>
        <draw:g>
          <draw:line draw:style-name="gr2" draw:text-style-name="P1" draw:layer="layout" svg:x1="7.107cm" svg:y1="5.748cm" svg:x2="7.107cm" svg:y2="5.325cm">
            <text:p/>
          </draw:line>
          <draw:line draw:style-name="gr2" draw:text-style-name="P1" draw:layer="layout" svg:x1="7.106cm" svg:y1="4.691cm" svg:x2="6.649cm" svg:y2="5.325cm">
            <text:p/>
          </draw:line>
          <draw:line draw:style-name="gr2" draw:text-style-name="P1" draw:layer="layout" svg:x1="7.107cm" svg:y1="4.691cm" svg:x2="7.566cm" svg:y2="5.325cm">
            <text:p/>
          </draw:line>
          <draw:custom-shape draw:style-name="gr19" draw:text-style-name="P3" draw:layer="layout" svg:width="0.457cm" svg:height="0.422cm" svg:x="6.879cm" svg:y="4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107cm" svg:y1="4.69cm" svg:x2="7.107cm" svg:y2="4.268cm">
            <text:p/>
          </draw:line>
          <draw:line draw:style-name="gr20" draw:text-style-name="P1" draw:layer="layout" svg:x1="6.879cm" svg:y1="4.057cm" svg:x2="6.879cm" svg:y2="4.268cm">
            <text:p/>
          </draw:line>
          <draw:line draw:style-name="gr20" draw:text-style-name="P1" draw:layer="layout" svg:x1="6.879cm" svg:y1="4.268cm" svg:x2="7.336cm" svg:y2="4.268cm">
            <text:p/>
          </draw:line>
          <draw:line draw:style-name="gr20" draw:text-style-name="P1" draw:layer="layout" svg:x1="7.337cm" svg:y1="4.267cm" svg:x2="7.337cm" svg:y2="4.056cm">
            <text:p/>
          </draw:line>
        </draw:g>
        <draw:custom-shape draw:style-name="gr21" draw:text-style-name="P8" draw:layer="layout" svg:width="0.229cm" svg:height="0.212cm" svg:x="7.338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2cm" svg:x="7.086cm" svg:y="8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1cm" svg:x="8.304cm" svg:y="8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4.217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2.497cm" svg:y="8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1cm" svg:x="12.153cm" svg:y="8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1cm" svg:x="9.706cm" svg:y="8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2cm" svg:x="10.089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1.307cm" svg:y="8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0.354cm" svg:y="7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0.548cm" svg:y="8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1cm" svg:x="11.703cm" svg:y="8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1.055cm" svg:y="7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2cm" svg:x="9.723cm" svg:y="8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1cm" svg:x="13.758cm" svg:y="8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2cm" svg:x="15.363cm" svg:y="8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3.529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2cm" svg:x="13.758cm" svg:y="8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2cm" svg:x="16.051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6.647cm" svg:y="8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8.692cm" svg:y="7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1cm" svg:x="14.676cm" svg:y="8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1cm" svg:x="18.115cm" svg:y="8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8.714cm" svg:y="8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1cm" svg:x="8.026cm" svg:y="8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1cm" svg:x="7.108cm" svg:y="8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65cm" svg:y1="11.254cm" svg:x2="6.65cm" svg:y2="11.677cm">
          <text:p/>
        </draw:line>
        <draw:line draw:style-name="gr2" draw:text-style-name="P1" draw:layer="layout" svg:x1="6.65cm" svg:y1="11.677cm" svg:x2="21.784cm" svg:y2="11.677cm">
          <text:p/>
        </draw:line>
        <draw:line draw:style-name="gr2" draw:text-style-name="P1" draw:layer="layout" svg:x1="6.65cm" svg:y1="5.75cm" svg:x2="21.784cm" svg:y2="5.75cm">
          <text:p/>
        </draw:line>
        <draw:line draw:style-name="gr2" draw:text-style-name="P1" draw:layer="layout" svg:x1="6.65cm" svg:y1="5.75cm" svg:x2="6.65cm" svg:y2="9.349cm">
          <text:p/>
        </draw:line>
        <draw:line draw:style-name="gr2" draw:text-style-name="P1" draw:layer="layout" svg:x1="21.784cm" svg:y1="5.75cm" svg:x2="21.784cm" svg:y2="6.597cm">
          <text:p/>
        </draw:line>
        <draw:line draw:style-name="gr2" draw:text-style-name="P1" draw:layer="layout" svg:x1="21.784cm" svg:y1="10.83cm" svg:x2="21.784cm" svg:y2="11.677cm">
          <text:p/>
        </draw:line>
        <draw:g>
          <draw:custom-shape draw:style-name="gr22" draw:text-style-name="P4" draw:layer="layout" svg:width="0.459cm" svg:height="4.233cm" svg:x="21.458cm" svg:y="6.59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4" draw:layer="layout" svg:width="0.252cm" svg:height="4.657cm" svg:x="21.893cm" svg:y="6.385cm">
            <text:p/>
            <draw:enhanced-geometry svg:viewBox="0 0 53 1056" draw:type="non-primitive" draw:enhanced-path="M 0 0  C 9 92 53 376 53 552  C 53 728 11 951 0 1056  N"/>
          </draw:custom-shape>
        </draw:g>
        <draw:custom-shape draw:style-name="gr24" draw:text-style-name="P3" draw:layer="layout" svg:width="1.376cm" svg:height="0.635cm" draw:transform="rotate (-0.193557014046171) translate (5.167cm 9.522cm)">
          <text:p/>
          <draw:enhanced-geometry svg:viewBox="0 0 21600 21600" draw:text-areas="0 ?f0 ?f5 ?f2" draw:type="right-arrow" draw:modifiers="1515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0" draw:layer="layout" svg:width="1.694cm" svg:height="1.835cm" draw:transform="rotate (1.5707963267949) translate (18.801cm 10.619cm)">
          <text:p/>
          <draw:enhanced-geometry svg:viewBox="0 0 21600 21600" draw:text-areas="0 0 21600 21600" draw:mirror-horizontal="true" draw:type="mso-spt91" draw:modifiers="15100 2900" draw:enhanced-path="M 0 21600 L 0 12160 Y 12427 ?f1 L ?f0 ?f1 ?f0 0 21600 6079 ?f0 12158 ?f0 ?f2 12427 ?f2 X ?f4 12160 L ?f4 21600 Z N">
            <draw:equation draw:name="f0" draw:formula="$0 "/>
            <draw:equation draw:name="f1" draw:formula="$1 "/>
            <draw:equation draw:name="f2" draw:formula="12158-$1 "/>
            <draw:equation draw:name="f3" draw:formula="6079-$1 "/>
            <draw:equation draw:name="f4" draw:formula="?f3 *2"/>
            <draw:handle draw:handle-position="$0 $1" draw:handle-range-x-minimum="12427" draw:handle-range-x-maximum="21600" draw:handle-range-y-minimum="0" draw:handle-range-y-maximum="6079"/>
          </draw:enhanced-geometry>
        </draw:custom-shape>
        <draw:custom-shape draw:style-name="gr21" draw:text-style-name="P8" draw:layer="layout" svg:width="0.229cm" svg:height="0.212cm" svg:x="17.198cm" svg:y="8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1cm" svg:x="18.181cm" svg:y="8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3.21cm" svg:height="1.693cm" svg:x="21.008cm" svg:y="15.45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9.632cm" svg:y1="15.875cm" svg:x2="19.632cm" svg:y2="16.722cm">
          <text:p/>
        </draw:line>
        <draw:line draw:style-name="gr2" draw:text-style-name="P1" draw:layer="layout" svg:x1="21.007cm" svg:y1="15.663cm" svg:x2="18.026cm" svg:y2="15.663cm">
          <text:p/>
        </draw:line>
        <draw:line draw:style-name="gr2" draw:text-style-name="P1" draw:layer="layout" svg:x1="19.403cm" svg:y1="15.875cm" svg:x2="19.861cm" svg:y2="15.875cm">
          <text:p/>
        </draw:line>
        <draw:line draw:style-name="gr2" draw:text-style-name="P1" draw:layer="layout" svg:x1="19.403cm" svg:y1="16.722cm" svg:x2="19.861cm" svg:y2="16.722cm">
          <text:p/>
        </draw:line>
        <draw:line draw:style-name="gr2" draw:text-style-name="P1" draw:layer="layout" svg:x1="21.007cm" svg:y1="16.933cm" svg:x2="18.026cm" svg:y2="16.933cm">
          <text:p/>
        </draw:line>
        <draw:custom-shape draw:style-name="gr27" draw:text-style-name="P3" draw:layer="layout" svg:width="0.458cm" svg:height="0.423cm" svg:x="19.403cm" svg:y="16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0.917cm" svg:height="0.847cm" svg:x="13.847cm" svg:y="1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20.629cm" svg:y1="16.193cm" svg:x2="21.087cm" svg:y2="16.193cm">
          <text:p/>
        </draw:line>
        <draw:line draw:style-name="gr29" draw:text-style-name="P1" draw:layer="layout" svg:x1="20.615cm" svg:y1="16.404cm" svg:x2="21.074cm" svg:y2="16.404cm">
          <text:p/>
        </draw:line>
        <draw:custom-shape draw:style-name="gr30" draw:text-style-name="P8" draw:layer="layout" svg:width="3.21cm" svg:height="0.847cm" svg:x="21.008cm" svg:y="13.9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0.459cm" svg:height="1.27cm" svg:x="5.503cm" svg:y="7.65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0.459cm" svg:height="1.27cm" svg:x="5.503cm" svg:y="6.385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5.962cm" svg:y1="6.597cm" svg:x2="6.65cm" svg:y2="6.597cm">
          <text:p/>
        </draw:line>
        <draw:line draw:style-name="gr18" draw:text-style-name="P1" draw:layer="layout" svg:x1="5.962cm" svg:y1="8.714cm" svg:x2="6.65cm" svg:y2="8.714cm">
          <text:p/>
        </draw:line>
        <draw:line draw:style-name="gr2" draw:text-style-name="P1" draw:layer="layout" svg:x1="5.962cm" svg:y1="8.925cm" svg:x2="5.962cm" svg:y2="8.467cm">
          <text:p/>
        </draw:line>
        <draw:line draw:style-name="gr2" draw:text-style-name="P1" draw:layer="layout" svg:x1="5.961cm" svg:y1="8.925cm" svg:x2="5.502cm" svg:y2="8.925cm">
          <text:p/>
        </draw:line>
        <draw:line draw:style-name="gr2" draw:text-style-name="P1" draw:layer="layout" svg:x1="5.961cm" svg:y1="6.385cm" svg:x2="5.502cm" svg:y2="6.385cm">
          <text:p/>
        </draw:line>
        <draw:line draw:style-name="gr2" draw:text-style-name="P1" draw:layer="layout" svg:x1="5.503cm" svg:y1="8.925cm" svg:x2="5.503cm" svg:y2="8.467cm">
          <text:p/>
        </draw:line>
        <draw:line draw:style-name="gr2" draw:text-style-name="P1" draw:layer="layout" svg:x1="5.503cm" svg:y1="6.385cm" svg:x2="5.503cm" svg:y2="6.773cm">
          <text:p/>
        </draw:line>
        <draw:custom-shape draw:style-name="gr33" draw:text-style-name="P11" draw:layer="layout" svg:width="4.127cm" svg:height="4.022cm" svg:x="0.688cm" svg:y="14.00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0" draw:layer="layout" svg:width="4.127cm" svg:height="5.715cm" svg:x="0.688cm" svg:y="12.31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0.189cm" svg:height="0.168cm" svg:x="23.782cm" svg:y="13.90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0.273cm" svg:height="1.208cm" draw:transform="rotate (-0.542099265669439) translate (21.798cm 14.498cm)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1.171cm" svg:y1="15.442cm" svg:x2="21.572cm" svg:y2="14.807cm">
          <text:p/>
        </draw:line>
        <draw:line draw:style-name="gr2" draw:text-style-name="P1" draw:layer="layout" svg:x1="21.572cm" svg:y1="15.478cm" svg:x2="22.009cm" svg:y2="14.79cm">
          <text:p/>
        </draw:line>
        <draw:g>
          <draw:custom-shape draw:style-name="gr37" draw:text-style-name="P8" draw:layer="layout" svg:width="0.258cm" svg:height="1.209cm" draw:transform="rotate (-0.542099265669439) translate (23.791cm 14.51cm)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2" draw:text-style-name="P1" draw:layer="layout" svg:x1="24.028cm" svg:y1="15.451cm" svg:x2="23.626cm" svg:y2="14.816cm">
            <text:p/>
          </draw:line>
          <draw:line draw:style-name="gr2" draw:text-style-name="P1" draw:layer="layout" svg:x1="23.635cm" svg:y1="15.487cm" svg:x2="23.194cm" svg:y2="14.799cm">
            <text:p/>
          </draw:line>
        </draw:g>
        <draw:custom-shape draw:style-name="gr38" draw:text-style-name="P3" draw:layer="layout" svg:width="4.127cm" svg:height="3.81cm" svg:x="7.197cm" svg:y="14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" draw:layer="layout" svg:width="0.917cm" svg:height="0.847cm" svg:x="8.802cm" svg:y="1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1cm" svg:x="12.153cm" svg:y="8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1.695cm" svg:y="8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2.612cm" svg:y="8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631cm" svg:y1="5.749cm" svg:x2="9.631cm" svg:y2="5.114cm">
          <text:p/>
        </draw:line>
        <draw:g>
          <draw:custom-shape draw:style-name="gr39" draw:text-style-name="P3" draw:layer="layout" svg:width="1.833cm" svg:height="1.692cm" svg:x="8.714cm" svg:y="3.4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40" draw:text-style-name="P1" draw:layer="layout" svg:x1="9.757cm" svg:y1="4.483cm" svg:x2="9.28cm" svg:y2="3.767cm">
              <text:p/>
            </draw:line>
            <draw:line draw:style-name="gr40" draw:text-style-name="P1" draw:layer="layout" svg:x1="9.637cm" svg:y1="3.568cm" svg:x2="9.637cm" svg:y2="3.796cm">
              <text:p/>
            </draw:line>
            <draw:g>
              <draw:line draw:style-name="gr40" draw:text-style-name="P1" draw:layer="layout" svg:x1="9.84cm" svg:y1="3.853cm" svg:x2="9.94cm" svg:y2="3.654cm">
                <text:p/>
              </draw:line>
              <draw:line draw:style-name="gr40" draw:text-style-name="P1" draw:layer="layout" svg:x1="10.005cm" svg:y1="3.959cm" svg:x2="10.187cm" svg:y2="3.812cm">
                <text:p/>
              </draw:line>
              <draw:line draw:style-name="gr40" draw:text-style-name="P1" draw:layer="layout" svg:x1="10.106cm" svg:y1="4.117cm" svg:x2="10.316cm" svg:y2="4.04cm">
                <text:p/>
              </draw:line>
              <draw:line draw:style-name="gr40" draw:text-style-name="P1" draw:layer="layout" svg:x1="10.111cm" svg:y1="4.294cm" svg:x2="10.365cm" svg:y2="4.294cm">
                <text:p/>
              </draw:line>
            </draw:g>
            <draw:g>
              <draw:line draw:style-name="gr40" draw:text-style-name="P1" draw:layer="layout" svg:x1="9.432cm" svg:y1="3.819cm" svg:x2="9.332cm" svg:y2="3.62cm">
                <text:p/>
              </draw:line>
              <draw:line draw:style-name="gr40" draw:text-style-name="P1" draw:layer="layout" svg:x1="9.267cm" svg:y1="3.925cm" svg:x2="9.085cm" svg:y2="3.778cm">
                <text:p/>
              </draw:line>
              <draw:line draw:style-name="gr40" draw:text-style-name="P1" draw:layer="layout" svg:x1="9.166cm" svg:y1="4.083cm" svg:x2="8.956cm" svg:y2="4.006cm">
                <text:p/>
              </draw:line>
              <draw:line draw:style-name="gr40" draw:text-style-name="P1" draw:layer="layout" svg:x1="9.161cm" svg:y1="4.26cm" svg:x2="8.907cm" svg:y2="4.26cm">
                <text:p/>
              </draw:line>
            </draw:g>
            <draw:custom-shape draw:style-name="gr41" draw:text-style-name="P3" draw:layer="layout" svg:width="0.177cm" svg:height="0.163cm" svg:x="9.542cm" svg:y="4.2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42" draw:text-style-name="P1" draw:layer="layout" svg:x1="17.339cm" svg:y1="16.509cm" svg:x2="16.651cm" svg:y2="13.546cm">
          <text:p/>
        </draw:line>
        <draw:custom-shape draw:style-name="gr43" draw:text-style-name="P3" draw:layer="layout" svg:width="0.458cm" svg:height="0.423cm" svg:x="17.11cm" svg:y="16.08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44" draw:text-style-name="P3" draw:layer="layout" svg:width="0.459cm" svg:height="0.424cm" svg:x="16.649cm" svg:y="14.393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43" draw:text-style-name="P3" draw:layer="layout" svg:width="0.458cm" svg:height="0.423cm" svg:x="16.422cm" svg:y="13.33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45" draw:text-style-name="P3" draw:layer="layout" svg:width="0.458cm" svg:height="0.424cm" svg:x="14.129cm" svg:y="16.933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line draw:style-name="gr46" draw:text-style-name="P1" draw:layer="layout" svg:x1="19.632cm" svg:y1="16.298cm" svg:x2="14.358cm" svg:y2="17.145cm">
          <text:p/>
        </draw:line>
        <draw:custom-shape draw:style-name="gr45" draw:text-style-name="P3" draw:layer="layout" svg:width="0.459cm" svg:height="0.424cm" svg:x="9.084cm" svg:y="16.933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line draw:style-name="gr46" draw:text-style-name="P1" draw:layer="layout" svg:x1="9.313cm" svg:y1="17.145cm" svg:x2="14.358cm" svg:y2="17.145cm">
          <text:p/>
        </draw:line>
        <draw:line draw:style-name="gr2" draw:text-style-name="P1" draw:layer="layout" svg:x1="9.543cm" svg:y1="17.144cm" svg:x2="9.719cm" svg:y2="16.297cm">
          <text:p/>
        </draw:line>
        <draw:line draw:style-name="gr2" draw:text-style-name="P1" draw:layer="layout" svg:x1="8.802cm" svg:y1="16.298cm" svg:x2="9.084cm" svg:y2="17.145cm">
          <text:p/>
        </draw:line>
        <draw:line draw:style-name="gr2" draw:text-style-name="P1" draw:layer="layout" svg:x1="14.763cm" svg:y1="16.298cm" svg:x2="14.586cm" svg:y2="17.145cm">
          <text:p/>
        </draw:line>
        <draw:line draw:style-name="gr2" draw:text-style-name="P1" draw:layer="layout" svg:x1="13.847cm" svg:y1="16.298cm" svg:x2="14.129cm" svg:y2="17.145cm">
          <text:p/>
        </draw:line>
        <draw:custom-shape draw:style-name="gr43" draw:text-style-name="P3" draw:layer="layout" svg:width="0.458cm" svg:height="0.423cm" svg:x="14.817cm" svg:y="16.08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line draw:style-name="gr42" draw:text-style-name="P1" draw:layer="layout" svg:x1="14.358cm" svg:y1="15.875cm" svg:x2="15.046cm" svg:y2="16.087cm">
          <text:p/>
        </draw:line>
        <draw:line draw:style-name="gr42" draw:text-style-name="P1" draw:layer="layout" svg:x1="14.358cm" svg:y1="16.722cm" svg:x2="15.046cm" svg:y2="16.51cm">
          <text:p/>
        </draw:line>
        <draw:line draw:style-name="gr2" draw:text-style-name="P1" draw:layer="layout" svg:x1="16.193cm" svg:y1="13.123cm" svg:x2="16.193cm" svg:y2="13.97cm">
          <text:p/>
        </draw:line>
        <draw:line draw:style-name="gr47" draw:text-style-name="P1" draw:layer="layout" svg:x1="16.192cm" svg:y1="13.123cm" svg:x2="15.733cm" svg:y2="13.335cm">
          <text:p/>
        </draw:line>
        <draw:line draw:style-name="gr47" draw:text-style-name="P1" draw:layer="layout" svg:x1="16.192cm" svg:y1="13.335cm" svg:x2="15.733cm" svg:y2="13.547cm">
          <text:p/>
        </draw:line>
        <draw:line draw:style-name="gr47" draw:text-style-name="P1" draw:layer="layout" svg:x1="16.192cm" svg:y1="13.547cm" svg:x2="15.733cm" svg:y2="13.758cm">
          <text:p/>
        </draw:line>
        <draw:line draw:style-name="gr47" draw:text-style-name="P1" draw:layer="layout" svg:x1="16.192cm" svg:y1="13.758cm" svg:x2="15.733cm" svg:y2="13.97cm">
          <text:p/>
        </draw:line>
        <draw:line draw:style-name="gr2" draw:text-style-name="P1" draw:layer="layout" svg:x1="16.193cm" svg:y1="13.547cm" svg:x2="16.651cm" svg:y2="13.547cm">
          <text:p/>
        </draw:line>
        <draw:line draw:style-name="gr42" draw:text-style-name="P1" draw:layer="layout" svg:x1="17.338cm" svg:y1="16.298cm" svg:x2="15.045cm" svg:y2="16.298cm">
          <text:p/>
        </draw:line>
        <draw:g>
          <draw:custom-shape draw:style-name="gr48" draw:text-style-name="P6" draw:layer="layout" svg:width="1.27cm" svg:height="1.378cm" draw:transform="rotate (1.5707963267949) translate (22.584cm 12.745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49" draw:text-style-name="P6" draw:layer="layout" svg:width="1.516cm" svg:height="1.674cm" draw:transform="rotate (1.5707963267949) translate (22.436cm 12.867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0" draw:text-style-name="P6" draw:layer="layout" svg:width="0.988cm" svg:height="1.072cm" draw:transform="rotate (1.5707963267949) translate (22.738cm 12.603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custom-shape draw:style-name="gr48" draw:text-style-name="P6" draw:layer="layout" svg:width="1.27cm" svg:height="1.378cm" draw:transform="rotate (-1.5707963267949) translate (23.926cm 10.221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49" draw:text-style-name="P6" draw:layer="layout" svg:width="1.516cm" svg:height="1.674cm" draw:transform="rotate (-1.5707963267949) translate (24.074cm 10.099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0" draw:text-style-name="P6" draw:layer="layout" svg:width="0.988cm" svg:height="1.072cm" draw:transform="rotate (-1.5707963267949) translate (23.772cm 10.363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g>
            <draw:custom-shape draw:style-name="gr51" draw:text-style-name="P12" draw:layer="layout" svg:width="0.19cm" svg:height="0.22cm" svg:x="21.251cm" svg:y="13.869cm">
              <text:p/>
              <draw:enhanced-geometry svg:viewBox="0 0 21600 21600" draw:type="rectangle" draw:enhanced-path="M 0 0 L 21600 0 21600 21600 0 21600 0 0 Z N"/>
            </draw:custom-shape>
            <draw:custom-shape draw:style-name="gr52" draw:text-style-name="P6" draw:layer="layout" svg:width="1.27cm" svg:height="1.374cm" draw:transform="rotate (1.5707963267949) translate (21.341cm 14.556cm)">
              <text:p/>
              <draw:enhanced-geometry draw:text-areas="10799 0 21599 10799" svg:viewBox="0 0 21600 21600" draw:type="mso-spt100" draw:modifiers="270 0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53" draw:text-style-name="P6" draw:layer="layout" svg:width="1.518cm" svg:height="1.67cm" draw:transform="rotate (1.5707963267949) translate (21.197cm 14.685cm)">
              <text:p/>
              <draw:enhanced-geometry draw:text-areas="10799 0 21599 10799" svg:viewBox="0 0 21600 21600" draw:type="mso-spt100" draw:modifiers="270 0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54" draw:text-style-name="P6" draw:layer="layout" svg:width="0.986cm" svg:height="1.068cm" draw:transform="rotate (1.5707963267949) translate (21.494cm 14.414cm)">
              <text:p/>
              <draw:enhanced-geometry draw:text-areas="10799 0 21599 10799" svg:viewBox="0 0 21600 21600" draw:type="mso-spt100" draw:modifiers="270 0" draw:enhanced-path="W 0 0 21600 21600 ?f3 ?f1 ?f7 ?f5 S L 10800 10800 Z N W 0 0 21600 21600 ?f3 ?f1 ?f7 ?f5 F N">
                <draw:equation draw:name="f0" draw:formula="10800*sin($0 *(pi/180))"/>
                <draw:equation draw:name="f1" draw:formula="?f0 +10800"/>
                <draw:equation draw:name="f2" draw:formula="10800*cos($0 *(pi/180))"/>
                <draw:equation draw:name="f3" draw:formula="?f2 +10800"/>
                <draw:equation draw:name="f4" draw:formula="10800*sin($1 *(pi/180))"/>
                <draw:equation draw:name="f5" draw:formula="?f4 +10800"/>
                <draw:equation draw:name="f6" draw:formula="10800*cos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g>
            <draw:line draw:style-name="gr4" draw:text-style-name="P1" draw:layer="layout" svg:x1="22.01cm" svg:y1="13.286cm" svg:x2="24.798cm" svg:y2="13.286cm">
              <text:p/>
            </draw:line>
            <draw:line draw:style-name="gr2" draw:text-style-name="P1" draw:layer="layout" svg:x1="24.632cm" svg:y1="13.167cm" svg:x2="22.01cm" svg:y2="13.167cm">
              <text:p/>
            </draw:line>
            <draw:line draw:style-name="gr2" draw:text-style-name="P1" draw:layer="layout" svg:x1="24.632cm" svg:y1="13.428cm" svg:x2="22.01cm" svg:y2="13.428cm">
              <text:p/>
            </draw:line>
          </draw:g>
          <draw:g>
            <draw:line draw:style-name="gr4" draw:text-style-name="P1" draw:layer="layout" svg:x1="23.887cm" svg:y1="14.013cm" svg:x2="23.887cm" svg:y2="13.334cm">
              <text:p/>
            </draw:line>
            <draw:line draw:style-name="gr2" draw:text-style-name="P1" draw:layer="layout" svg:x1="24.015cm" svg:y1="13.37cm" svg:x2="24.015cm" svg:y2="14.014cm">
              <text:p/>
            </draw:line>
            <draw:line draw:style-name="gr2" draw:text-style-name="P1" draw:layer="layout" svg:x1="23.735cm" svg:y1="13.37cm" svg:x2="23.735cm" svg:y2="14.01cm">
              <text:p/>
            </draw:line>
          </draw:g>
        </draw:g>
        <draw:g>
          <draw:custom-shape draw:style-name="gr55" draw:text-style-name="P6" draw:layer="layout" svg:width="1.27cm" svg:height="1.374cm" draw:transform="rotate (1.5707963267949) translate (23.871cm 12.734cm)">
            <text:p/>
            <draw:enhanced-geometry draw:text-areas="10799 0 21599 10799" svg:viewBox="0 0 21600 21600" draw:mirror-horizontal="true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6" draw:text-style-name="P6" draw:layer="layout" svg:width="1.518cm" svg:height="1.672cm" draw:transform="rotate (1.5707963267949) translate (23.722cm 12.863cm)">
            <text:p/>
            <draw:enhanced-geometry draw:text-areas="10799 0 21599 10799" svg:viewBox="0 0 21600 21600" draw:mirror-horizontal="true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7" draw:text-style-name="P6" draw:layer="layout" svg:width="0.988cm" svg:height="1.07cm" draw:transform="rotate (1.5707963267949) translate (24.023cm 12.594cm)">
            <text:p/>
            <draw:enhanced-geometry draw:text-areas="10799 0 21599 10799" svg:viewBox="0 0 21600 21600" draw:mirror-horizontal="true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2" draw:text-style-name="P6" draw:layer="layout" svg:width="1.27cm" svg:height="1.374cm" draw:transform="rotate (1.5707963267949) translate (23.894cm 12.731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8" draw:text-style-name="P6" draw:layer="layout" svg:width="1.516cm" svg:height="1.672cm" draw:transform="rotate (1.5707963267949) translate (23.751cm 12.858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9" draw:text-style-name="P6" draw:layer="layout" svg:width="0.988cm" svg:height="1.07cm" draw:transform="rotate (1.5707963267949) translate (24.046cm 12.59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2" draw:text-style-name="P6" draw:layer="layout" svg:width="1.27cm" svg:height="1.374cm" draw:transform="rotate (-1.5707963267949) translate (25.25cm 12.029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0" draw:text-style-name="P6" draw:layer="layout" svg:width="1.518cm" svg:height="1.672cm" draw:transform="rotate (-1.5707963267949) translate (25.399cm 11.909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9" draw:text-style-name="P6" draw:layer="layout" svg:width="0.988cm" svg:height="1.07cm" draw:transform="rotate (-1.5707963267949) translate (25.098cm 12.171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line draw:style-name="gr1" draw:text-style-name="P1" draw:layer="layout" svg:x1="22.616cm" svg:y1="12.087cm" svg:x2="22.616cm" svg:y2="14.123cm">
            <text:p/>
          </draw:line>
          <draw:line draw:style-name="gr2" draw:text-style-name="P1" draw:layer="layout" svg:x1="22.745cm" svg:y1="13.999cm" svg:x2="22.745cm" svg:y2="12.086cm">
            <text:p/>
          </draw:line>
          <draw:line draw:style-name="gr2" draw:text-style-name="P1" draw:layer="layout" svg:x1="22.464cm" svg:y1="13.999cm" svg:x2="22.464cm" svg:y2="12.086cm">
            <text:p/>
          </draw:line>
        </draw:g>
        <draw:g>
          <draw:custom-shape draw:style-name="gr61" draw:text-style-name="P6" draw:layer="layout" svg:width="1.27cm" svg:height="1.37cm" draw:transform="rotate (1.5707963267949) translate (13.993cm 4.917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2" draw:text-style-name="P6" draw:layer="layout" svg:width="1.516cm" svg:height="1.664cm" draw:transform="rotate (1.5707963267949) translate (13.847cm 5.039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3" draw:text-style-name="P6" draw:layer="layout" svg:width="0.988cm" svg:height="1.064cm" draw:transform="rotate (1.5707963267949) translate (14.146cm 4.775cm)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line draw:style-name="gr1" draw:text-style-name="P1" draw:layer="layout" svg:x1="17.886cm" svg:y1="3.642cm" svg:x2="23.455cm" svg:y2="3.642cm">
            <text:p/>
          </draw:line>
          <draw:line draw:style-name="gr2" draw:text-style-name="P1" draw:layer="layout" svg:x1="23.416cm" svg:y1="3.523cm" svg:x2="17.886cm" svg:y2="3.523cm">
            <text:p/>
          </draw:line>
          <draw:line draw:style-name="gr2" draw:text-style-name="P1" draw:layer="layout" svg:x1="23.412cm" svg:y1="3.783cm" svg:x2="17.886cm" svg:y2="3.783cm">
            <text:p/>
          </draw:line>
        </draw:g>
        <draw:g>
          <draw:line draw:style-name="gr1" draw:text-style-name="P1" draw:layer="layout" svg:x1="14.676cm" svg:y1="3.642cm" svg:x2="16.739cm" svg:y2="3.642cm">
            <text:p/>
          </draw:line>
          <draw:line draw:style-name="gr2" draw:text-style-name="P1" draw:layer="layout" svg:x1="16.724cm" svg:y1="3.523cm" svg:x2="14.675cm" svg:y2="3.523cm">
            <text:p/>
          </draw:line>
          <draw:line draw:style-name="gr2" draw:text-style-name="P1" draw:layer="layout" svg:x1="16.724cm" svg:y1="3.783cm" svg:x2="14.676cm" svg:y2="3.783cm">
            <text:p/>
          </draw:line>
        </draw:g>
        <draw:g>
          <draw:custom-shape draw:style-name="gr13" draw:text-style-name="P3" draw:layer="layout" svg:width="0.806cm" svg:height="0.687cm" draw:transform="rotate (-1.5707963267949) translate (17.425cm 3.26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3" draw:layer="layout" svg:width="0.806cm" svg:height="0.687cm" draw:transform="rotate (1.5707963267949) translate (17.426cm 4.06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4" draw:text-style-name="P3" draw:layer="layout" svg:width="1.375cm" svg:height="0.537cm" svg:x="16.739cm" svg:y="2.4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7.426cm" svg:y1="3.647cm" svg:x2="17.426cm" svg:y2="2.724cm">
            <text:p/>
          </draw:line>
          <draw:g>
            <draw:line draw:style-name="gr15" draw:text-style-name="P1" draw:layer="layout" svg:x1="16.739cm" svg:y1="2.847cm" svg:x2="18.113cm" svg:y2="2.579cm">
              <text:p/>
            </draw:line>
            <draw:line draw:style-name="gr15" draw:text-style-name="P1" draw:layer="layout" svg:x1="18.113cm" svg:y1="2.847cm" svg:x2="16.739cm" svg:y2="2.579cm">
              <text:p/>
            </draw:line>
          </draw:g>
        </draw:g>
        <draw:g>
          <draw:custom-shape draw:style-name="gr65" draw:text-style-name="P6" draw:layer="layout" svg:width="1.372cm" svg:height="1.27cm" svg:x="22.549cm" svg:y="3.646cm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6" draw:text-style-name="P6" draw:layer="layout" svg:width="1.638cm" svg:height="1.544cm" svg:x="22.415cm" svg:y="3.51cm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67" draw:text-style-name="P6" draw:layer="layout" svg:width="1.068cm" svg:height="0.988cm" svg:x="22.701cm" svg:y="3.788cm">
            <text:p/>
            <draw:enhanced-geometry draw:text-areas="10799 0 21599 10799" svg:viewBox="0 0 21600 21600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g>
          <draw:line draw:style-name="gr40" draw:text-style-name="P1" draw:layer="layout" svg:x1="23.912cm" svg:y1="12.228cm" svg:x2="23.912cm" svg:y2="12.765cm">
            <text:p/>
          </draw:line>
          <draw:line draw:style-name="gr40" draw:text-style-name="P1" draw:layer="layout" svg:x1="23.998cm" svg:y1="12.238cm" svg:x2="24.069cm" svg:y2="12.46cm">
            <text:p/>
          </draw:line>
          <draw:line draw:style-name="gr40" draw:text-style-name="P1" draw:layer="layout" svg:x1="24.108cm" svg:y1="12.332cm" svg:x2="24.27cm" svg:y2="12.631cm">
            <text:p/>
          </draw:line>
          <draw:line draw:style-name="gr40" draw:text-style-name="P1" draw:layer="layout" svg:x1="23.819cm" svg:y1="12.228cm" svg:x2="23.772cm" svg:y2="12.477cm">
            <text:p/>
          </draw:line>
          <draw:line draw:style-name="gr40" draw:text-style-name="P1" draw:layer="layout" svg:x1="23.733cm" svg:y1="12.299cm" svg:x2="23.6cm" svg:y2="12.631cm">
            <text:p/>
          </draw:line>
        </draw:g>
        <draw:custom-shape draw:style-name="gr68" draw:text-style-name="P6" draw:layer="layout" svg:width="1.407cm" svg:height="1.296cm" svg:x="23.195cm" svg:y="10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4" draw:layer="layout" svg:width="5.221cm" svg:height="1.693cm" svg:x="16.51cm" svg:y="12.065cm">
          <text:list text:style-name="L2">
            <text:list-header>
              <text:p text:style-name="P13"><text:span text:style-name="T2">Simplified </text:span></text:p>
              <text:p text:style-name="P13"><text:span text:style-name="T2">valve gea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0" draw:text-style-name="P14" draw:layer="layout" svg:width="4.586cm" svg:height="1.482cm" svg:x="14.905cm" svg:y="4.136cm">
          <text:list text:style-name="L1">
            <text:list-header>
              <text:p text:style-name="P13"><text:span text:style-name="T3">Steam</text:span></text:p>
              <text:p text:style-name="P13"><text:span text:style-name="T3">regulat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1" draw:text-style-name="P14" draw:layer="layout" svg:width="3.898cm" svg:height="1.058cm" svg:x="2.293cm" svg:y="11.042cm">
          <text:list text:style-name="L1">
            <text:list-header>
              <text:p text:style-name="P13"><text:span text:style-name="T3">Gas flo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2" draw:text-style-name="P14" draw:layer="layout" svg:width="4.127cm" svg:height="1.791cm" svg:x="23.707cm" svg:y="9.216cm">
          <text:list text:style-name="L1">
            <text:list-header>
              <text:p text:style-name="P13"><text:span text:style-name="T3">Reversing valv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3" draw:text-style-name="P14" draw:layer="layout" svg:width="7.06cm" svg:height="0.635cm" svg:x="20.686cm" svg:y="0cm">
          <text:list text:style-name="L1">
            <text:list-header>
              <text:p text:style-name="P13"><text:span text:style-name="T4">Author: Pierre ROUZEAU <text:s/>cc: by-sa 3.0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12.033cm" svg:y1="5.325cm" svg:x2="11.575cm" svg:y2="4.691cm">
            <text:p/>
          </draw:line>
          <draw:line draw:style-name="gr2" draw:text-style-name="P1" draw:layer="layout" svg:x1="12.033cm" svg:y1="5.325cm" svg:x2="12.491cm" svg:y2="4.691cm">
            <text:p/>
          </draw:line>
          <draw:custom-shape draw:style-name="gr74" draw:text-style-name="P3" draw:layer="layout" svg:width="0.459cm" svg:height="0.423cm" svg:x="11.803cm" svg:y="4.689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line draw:style-name="gr2" draw:text-style-name="P1" draw:layer="layout" svg:x1="12.033cm" svg:y1="5.326cm" svg:x2="12.033cm" svg:y2="5.749cm">
            <text:p/>
          </draw:line>
          <draw:g>
            <draw:line draw:style-name="gr20" draw:text-style-name="P1" draw:layer="layout" svg:x1="11.775cm" svg:y1="4.637cm" svg:x2="12.285cm" svg:y2="4.427cm">
              <text:p/>
            </draw:line>
            <draw:line draw:style-name="gr20" draw:text-style-name="P1" draw:layer="layout" svg:x1="12.279cm" svg:y1="4.422cm" svg:x2="11.765cm" svg:y2="4.422cm">
              <text:p/>
            </draw:line>
            <draw:line draw:style-name="gr20" draw:text-style-name="P1" draw:layer="layout" svg:x1="11.769cm" svg:y1="4.421cm" svg:x2="12.279cm" svg:y2="4.211cm">
              <text:p/>
            </draw:line>
            <draw:line draw:style-name="gr20" draw:text-style-name="P1" draw:layer="layout" svg:x1="12.275cm" svg:y1="4.206cm" svg:x2="11.761cm" svg:y2="4.206cm">
              <text:p/>
            </draw:line>
            <draw:line draw:style-name="gr20" draw:text-style-name="P1" draw:layer="layout" svg:x1="11.775cm" svg:y1="4.196cm" svg:x2="12.285cm" svg:y2="3.986cm">
              <text:p/>
            </draw:line>
            <draw:line draw:style-name="gr20" draw:text-style-name="P1" draw:layer="layout" svg:x1="12.275cm" svg:y1="3.982cm" svg:x2="11.761cm" svg:y2="3.982cm">
              <text:p/>
            </draw:line>
            <draw:line draw:style-name="gr20" draw:text-style-name="P1" draw:layer="layout" svg:x1="12.289cm" svg:y1="4.647cm" svg:x2="11.775cm" svg:y2="4.647cm">
              <text:p/>
            </draw:line>
          </draw:g>
          <draw:g>
            <draw:line draw:style-name="gr40" draw:text-style-name="P1" draw:layer="layout" svg:x1="12.544cm" svg:y1="4.451cm" svg:x2="12.892cm" svg:y2="4.06cm">
              <text:p/>
            </draw:line>
            <draw:line draw:style-name="gr40" draw:text-style-name="P1" draw:layer="layout" svg:x1="12.443cm" svg:y1="4.356cm" svg:x2="12.648cm" svg:y2="3.982cm">
              <text:p/>
            </draw:line>
            <draw:line draw:style-name="gr40" draw:text-style-name="P1" draw:layer="layout" svg:x1="11.568cm" svg:y1="4.5cm" svg:x2="11.235cm" svg:y2="4.099cm">
              <text:p/>
            </draw:line>
            <draw:line draw:style-name="gr40" draw:text-style-name="P1" draw:layer="layout" svg:x1="11.636cm" svg:y1="4.382cm" svg:x2="11.46cm" svg:y2="3.981cm">
              <text:p/>
            </draw:line>
          </draw:g>
        </draw:g>
        <draw:custom-shape draw:style-name="gr75" draw:text-style-name="P14" draw:layer="layout" svg:width="3.439cm" svg:height="1.878cm" svg:x="10.319cm" svg:y="2.033cm">
          <text:list text:style-name="L1">
            <text:list-header>
              <text:p text:style-name="P13"><text:span text:style-name="T3">Safety valv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6" draw:text-style-name="P16" draw:layer="layout" svg:width="2.668cm" svg:height="1.989cm" svg:x="0.132cm" svg:y="8.387cm">
          <text:list text:style-name="L1">
            <text:list-header>
              <text:p text:style-name="P15"><text:span text:style-name="T3"><text:s/></text:span><text:span text:style-name="T3">Gas</text:span></text:p>
              <text:p text:style-name="P15"><text:span text:style-name="T3">fill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7" draw:text-style-name="P16" draw:layer="layout" svg:width="2.959cm" svg:height="1.755cm" svg:x="4.665cm" svg:y="3.131cm">
          <text:list text:style-name="L1">
            <text:list-header>
              <text:p text:style-name="P15"><text:span text:style-name="T3">Water</text:span></text:p>
              <text:p text:style-name="P15"><text:span text:style-name="T3"><text:s/></text:span><text:span text:style-name="T3">filling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1.145cm" svg:y1="12.311cm" svg:x2="1.145cm" svg:y2="11.676cm">
            <text:p/>
          </draw:line>
          <draw:line draw:style-name="gr2" draw:text-style-name="P1" draw:layer="layout" svg:x1="1.144cm" svg:y1="11.042cm" svg:x2="0.687cm" svg:y2="11.677cm">
            <text:p/>
          </draw:line>
          <draw:line draw:style-name="gr2" draw:text-style-name="P1" draw:layer="layout" svg:x1="1.145cm" svg:y1="11.042cm" svg:x2="1.604cm" svg:y2="11.677cm">
            <text:p/>
          </draw:line>
          <draw:custom-shape draw:style-name="gr27" draw:text-style-name="P3" draw:layer="layout" svg:width="0.457cm" svg:height="0.423cm" svg:x="0.917cm" svg:y="11.2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.145cm" svg:y1="11.041cm" svg:x2="1.145cm" svg:y2="10.618cm">
            <text:p/>
          </draw:line>
          <draw:line draw:style-name="gr20" draw:text-style-name="P1" draw:layer="layout" svg:x1="0.917cm" svg:y1="10.407cm" svg:x2="0.917cm" svg:y2="10.619cm">
            <text:p/>
          </draw:line>
          <draw:line draw:style-name="gr20" draw:text-style-name="P1" draw:layer="layout" svg:x1="0.917cm" svg:y1="10.619cm" svg:x2="1.374cm" svg:y2="10.619cm">
            <text:p/>
          </draw:line>
          <draw:line draw:style-name="gr20" draw:text-style-name="P1" draw:layer="layout" svg:x1="1.375cm" svg:y1="10.619cm" svg:x2="1.375cm" svg:y2="10.407cm">
            <text:p/>
          </draw:line>
        </draw:g>
        <draw:custom-shape draw:style-name="gr21" draw:text-style-name="P8" draw:layer="layout" svg:width="0.23cm" svg:height="0.212cm" svg:x="13.07cm" svg:y="8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5.5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5.959cm" svg:y="8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2cm" svg:x="13.167cm" svg:y="7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7.564cm" svg:y="8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6.673cm" svg:y="7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1cm" svg:x="17.564cm" svg:y="8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6.876cm" svg:y="8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1cm" svg:x="16.188cm" svg:y="8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5.518cm" svg:y="7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1cm" svg:x="14.953cm" svg:y="8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4.495cm" svg:y="8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2cm" svg:x="7.805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7.748cm" svg:y="8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1cm" svg:x="8.864cm" svg:y="8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9.869cm" svg:y="8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0.557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9.252cm" svg:y="8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2cm" svg:x="11.015cm" svg:y="8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0.958cm" svg:y="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10.376cm" svg:y="8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9.159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9.181cm" svg:y="8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1cm" svg:x="8.33cm" svg:y="8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2cm" svg:x="7.51cm" svg:y="7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3cm" svg:height="0.211cm" svg:x="11.659cm" svg:y="8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draw:layer="layout" svg:width="0.229cm" svg:height="0.211cm" svg:x="13.022cm" svg:y="8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8" draw:text-style-name="P4" draw:layer="layout" svg:width="1.604cm" svg:height="3.597cm" svg:x="19.491cm" svg:y="2.78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9.491cm" svg:y1="2.787cm" svg:x2="19.491cm" svg:y2="5.784cm">
            <text:p/>
          </draw:line>
          <draw:line draw:style-name="gr2" draw:text-style-name="P1" draw:layer="layout" svg:x1="21.095cm" svg:y1="2.787cm" svg:x2="21.095cm" svg:y2="5.784cm">
            <text:p/>
          </draw:line>
        </draw:g>
        <draw:custom-shape draw:style-name="gr79" draw:text-style-name="P8" draw:layer="layout" svg:width="1.834cm" svg:height="0.846cm" svg:x="13.07cm" svg:y="4.691cm">
          <text:p/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80" draw:text-style-name="P8" draw:layer="layout" svg:width="1.836cm" svg:height="0.846cm" svg:x="13.07cm" svg:y="4.691cm">
          <text:p/>
          <draw:enhanced-geometry draw:text-areas="10799 0 21599 10799" svg:viewBox="0 0 21600 21600" draw:mirror-horizontal="true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81" draw:text-style-name="P8" draw:layer="layout" svg:width="1.835cm" svg:height="0.847cm" svg:x="13.07cm" svg:y="5.11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905cm" svg:y1="5.115cm" svg:x2="14.905cm" svg:y2="5.75cm">
          <text:p/>
        </draw:line>
        <draw:line draw:style-name="gr2" draw:text-style-name="P1" draw:layer="layout" svg:x1="13.07cm" svg:y1="5.115cm" svg:x2="13.07cm" svg:y2="5.75cm">
          <text:p/>
        </draw:line>
        <draw:g>
          <draw:line draw:style-name="gr1" draw:text-style-name="P1" draw:layer="layout" svg:x1="13.997cm" svg:y1="4.273cm" svg:x2="13.997cm" svg:y2="4.763cm">
            <text:p/>
          </draw:line>
          <draw:line draw:style-name="gr2" draw:text-style-name="P1" draw:layer="layout" svg:x1="14.123cm" svg:y1="4.759cm" svg:x2="14.123cm" svg:y2="4.272cm">
            <text:p/>
          </draw:line>
          <draw:line draw:style-name="gr2" draw:text-style-name="P1" draw:layer="layout" svg:x1="13.847cm" svg:y1="4.759cm" svg:x2="13.847cm" svg:y2="4.272cm">
            <text:p/>
          </draw:line>
        </draw:g>
        <draw:custom-shape draw:style-name="gr82" draw:text-style-name="P4" draw:layer="layout" svg:width="0.688cm" svg:height="0.847cm" svg:x="19.262cm" svg:y="1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4" draw:layer="layout" svg:width="1.147cm" svg:height="1.27cm" svg:x="19.72cm" svg:y="1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4" draw:layer="layout" svg:width="0.687cm" svg:height="0.847cm" svg:x="20.638cm" svg:y="1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4" draw:layer="layout" svg:width="0.688cm" svg:height="0.847cm" svg:x="19.95cm" svg:y="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4" draw:text-style-name="P1" draw:layer="layout" svg:x1="17.722cm" svg:y1="16.999cm" svg:x2="16.576cm" svg:y2="17.211cm">
            <text:p/>
          </draw:line>
          <draw:line draw:style-name="gr84" draw:text-style-name="P1" draw:layer="layout" svg:x1="16.87cm" svg:y1="16.999cm" svg:x2="16.575cm" svg:y2="17.211cm">
            <text:p/>
          </draw:line>
          <draw:line draw:style-name="gr84" draw:text-style-name="P1" draw:layer="layout" svg:x1="16.576cm" svg:y1="17.211cm" svg:x2="16.972cm" svg:y2="17.299cm">
            <text:p/>
          </draw:line>
        </draw:g>
        <draw:g>
          <draw:line draw:style-name="gr84" draw:text-style-name="P1" draw:layer="layout" svg:x1="10.009cm" svg:y1="14.168cm" svg:x2="9.671cm" svg:y2="13.882cm">
            <text:p/>
          </draw:line>
          <draw:line draw:style-name="gr84" draw:text-style-name="P1" draw:layer="layout" svg:x1="10.008cm" svg:y1="14.168cm" svg:x2="9.569cm" svg:y2="14.195cm">
            <text:p/>
          </draw:line>
          <draw:custom-shape draw:style-name="gr85" draw:text-style-name="P6" draw:layer="layout" svg:width="1.588cm" svg:height="0.194cm" svg:x="8.378cm" svg:y="14.005cm">
            <text:p/>
            <draw:enhanced-geometry svg:viewBox="0 0 333 44" draw:type="non-primitive" draw:enhanced-path="M 0 44  C 24 32 48 21 76 14  C 104 7 138 2 167 1  C 196 0 221 2 249 6  C 277 10 319 24 333 27  N"/>
          </draw:custom-shape>
        </draw:g>
        <draw:g>
          <draw:line draw:style-name="gr84" draw:text-style-name="P1" draw:layer="layout" svg:x1="15.092cm" svg:y1="14.172cm" svg:x2="14.753cm" svg:y2="13.886cm">
            <text:p/>
          </draw:line>
          <draw:line draw:style-name="gr84" draw:text-style-name="P1" draw:layer="layout" svg:x1="15.093cm" svg:y1="14.172cm" svg:x2="14.653cm" svg:y2="14.199cm">
            <text:p/>
          </draw:line>
          <draw:custom-shape draw:style-name="gr86" draw:text-style-name="P6" draw:layer="layout" svg:width="1.592cm" svg:height="0.194cm" svg:x="13.458cm" svg:y="14.009cm">
            <text:p/>
            <draw:enhanced-geometry svg:viewBox="0 0 333 44" draw:type="non-primitive" draw:enhanced-path="M 0 44  C 24 32 48 21 76 14  C 104 7 138 2 167 1  C 196 0 221 2 249 6  C 277 10 319 24 333 27  N"/>
          </draw:custom-shape>
        </draw:g>
        <draw:custom-shape draw:style-name="gr87" draw:text-style-name="P12" draw:layer="layout" svg:width="1.53cm" svg:height="1.583cm" svg:x="21.065cm" svg:y="15.505cm">
          <text:p/>
          <draw:enhanced-geometry svg:viewBox="0 0 21600 21600" draw:type="rectangle" draw:enhanced-path="M 0 0 L 21600 0 21600 21600 0 21600 0 0 Z N"/>
        </draw:custom-shape>
        <draw:line draw:style-name="gr46" draw:text-style-name="P1" draw:layer="layout" svg:x1="22.613cm" svg:y1="15.663cm" svg:x2="22.613cm" svg:y2="16.933cm">
          <text:p/>
        </draw:line>
        <draw:line draw:style-name="gr46" draw:text-style-name="P1" draw:layer="layout" svg:x1="19.632cm" svg:y1="16.298cm" svg:x2="22.613cm" svg:y2="16.298cm">
          <text:p/>
        </draw:line>
        <draw:line draw:style-name="gr2" draw:text-style-name="P1" draw:layer="layout" svg:x1="22.384cm" svg:y1="15.663cm" svg:x2="22.842cm" svg:y2="15.663cm">
          <text:p/>
        </draw:line>
        <draw:line draw:style-name="gr2" draw:text-style-name="P1" draw:layer="layout" svg:x1="22.384cm" svg:y1="16.933cm" svg:x2="22.842cm" svg:y2="16.933cm">
          <text:p/>
        </draw:line>
        <draw:custom-shape draw:style-name="gr88" draw:text-style-name="P12" draw:layer="layout" svg:width="0.865cm" svg:height="0.741cm" svg:x="21.065cm" svg:y="14.023cm">
          <text:p/>
          <draw:enhanced-geometry svg:viewBox="0 0 21600 21600" draw:type="rectangle" draw:enhanced-path="M 0 0 L 21600 0 21600 21600 0 21600 0 0 Z N"/>
        </draw:custom-shape>
        <draw:line draw:style-name="gr89" draw:text-style-name="P1" draw:layer="layout" svg:x1="20.404cm" svg:y1="14.393cm" svg:x2="23.614cm" svg:y2="14.393cm">
          <text:p/>
        </draw:line>
        <draw:custom-shape draw:style-name="gr90" draw:text-style-name="P2" draw:layer="layout" svg:width="0.459cm" svg:height="0.529cm" svg:x="23.53cm" svg:y="14.129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2" draw:layer="layout" svg:width="0.459cm" svg:height="0.533cm" svg:x="21.991cm" svg:y="14.129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3" draw:layer="layout" svg:width="0.459cm" svg:height="0.423cm" svg:x="20.174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" draw:layer="layout" svg:x1="16.88cm" svg:y1="14.605cm" svg:x2="20.417cm" svg:y2="14.393cm">
          <text:p/>
        </draw:line>
        <draw:g>
          <draw:custom-shape draw:style-name="gr93" draw:text-style-name="P6" draw:layer="layout" svg:width="1.146cm" svg:height="1.326cm" draw:transform="rotate (-1.5707963267949) translate (24.85cm 10.619cm)">
            <text:p/>
            <draw:enhanced-geometry draw:text-areas="10799 0 21599 10799" svg:viewBox="0 0 21600 21600" draw:mirror-vertical="true" draw:type="mso-spt100" draw:modifiers="270 0" draw:enhanced-path="W 0 0 21600 21600 ?f3 ?f1 ?f7 ?f5 S L 10800 10800 Z N W 0 0 21600 21600 ?f3 ?f1 ?f7 ?f5 F N">
              <draw:equation draw:name="f0" draw:formula="10800*sin($0 *(pi/180))"/>
              <draw:equation draw:name="f1" draw:formula="?f0 +10800"/>
              <draw:equation draw:name="f2" draw:formula="10800*cos($0 *(pi/180))"/>
              <draw:equation draw:name="f3" draw:formula="?f2 +10800"/>
              <draw:equation draw:name="f4" draw:formula="10800*sin($1 *(pi/180))"/>
              <draw:equation draw:name="f5" draw:formula="?f4 +10800"/>
              <draw:equation draw:name="f6" draw:formula="10800*cos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line draw:style-name="gr40" draw:text-style-name="P1" draw:layer="layout" svg:x1="24.837cm" svg:y1="11.272cm" svg:x2="24.994cm" svg:y2="11.012cm">
            <text:p/>
          </draw:line>
          <draw:line draw:style-name="gr40" draw:text-style-name="P1" draw:layer="layout" svg:x1="24.673cm" svg:y1="11.043cm" svg:x2="24.859cm" svg:y2="11.276cm">
            <text:p/>
          </draw:line>
        </draw:g>
        <draw:line draw:style-name="gr2" draw:text-style-name="P1" draw:layer="layout" svg:x1="5.962cm" svg:y1="6.35cm" svg:x2="5.962cm" svg:y2="6.773cm">
          <text:p/>
        </draw:line>
        <draw:custom-shape draw:style-name="gr94" draw:text-style-name="P6" draw:layer="layout" svg:width="27.517cm" svg:height="18.772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5" draw:layer="layout" svg:width="7.142cm" svg:height="9.524cm" svg:x="5.953cm" svg:y="1.93cm" draw:page-number="1" presentation:class="page"/>
          <draw:frame presentation:style-name="pr2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9cm" fo:padding-bottom="0.139cm" fo:padding-left="0.278cm" fo:padding-right="0.278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9cm" fo:padding-bottom="0.139cm" fo:padding-left="0.278cm" fo:padding-right="0.278cm">
        <text:list-style style:name="Standard-outline1">
          <text:list-level-style-bullet text:level="1" text:bullet-char="•">
            <style:list-level-properties text:min-label-width="1.045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389cm" text:min-label-width="0.87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782cm" text:min-label-width="0.697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4.171cm" text:min-label-width="0.697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565cm" text:min-label-width="0.692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565cm" text:min-label-width="0.692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565cm" text:min-label-width="0.692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565cm" text:min-label-width="0.692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565cm" text:min-label-width="0.692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565cm" text:min-label-width="0.692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519cm"/>
          <style:tab-stop style:position="7.302cm"/>
          <style:tab-stop style:position="10.085cm"/>
          <style:tab-stop style:position="12.867cm"/>
          <style:tab-stop style:position="15.65cm"/>
          <style:tab-stop style:position="18.432cm"/>
          <style:tab-stop style:position="21.215cm"/>
          <style:tab-stop style:position="23.997cm"/>
          <style:tab-stop style:position="26.7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35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5pt" style:font-style-asian="normal" style:font-weight-asian="normal" style:font-name-complex="Lucida Sans" style:font-family-complex="'Lucida Sans'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565cm" text:min-label-width="0.69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389cm" text:min-label-width="0.87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782cm" text:min-label-width="0.697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4.171cm" text:min-label-width="0.697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565cm" text:min-label-width="0.692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565cm" text:min-label-width="0.692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565cm" text:min-label-width="0.692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565cm" text:min-label-width="0.692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565cm" text:min-label-width="0.692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565cm" text:min-label-width="0.692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7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cm"/>
          <style:tab-stop style:position="3.302cm"/>
          <style:tab-stop style:position="6.085cm"/>
          <style:tab-stop style:position="8.867cm"/>
          <style:tab-stop style:position="11.65cm"/>
          <style:tab-stop style:position="14.433cm"/>
          <style:tab-stop style:position="17.215cm"/>
          <style:tab-stop style:position="19.998cm"/>
          <style:tab-stop style:position="22.78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31pt" fo:font-style="normal" fo:text-shadow="none" style:text-underline-style="none" fo:font-weight="normal" style:font-size-asian="31pt" style:font-style-asian="normal" style:font-weight-asian="normal" style:font-size-complex="31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85cm"/>
          <style:tab-stop style:position="4.868cm"/>
          <style:tab-stop style:position="7.65cm"/>
          <style:tab-stop style:position="10.433cm"/>
          <style:tab-stop style:position="13.215cm"/>
          <style:tab-stop style:position="15.998cm"/>
          <style:tab-stop style:position="18.781cm"/>
          <style:tab-stop style:position="21.563cm"/>
          <style:tab-stop style:position="24.34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96cm"/>
          <style:tab-stop style:position="3.479cm"/>
          <style:tab-stop style:position="6.261cm"/>
          <style:tab-stop style:position="9.044cm"/>
          <style:tab-stop style:position="11.826cm"/>
          <style:tab-stop style:position="14.609cm"/>
          <style:tab-stop style:position="17.391cm"/>
          <style:tab-stop style:position="20.174cm"/>
          <style:tab-stop style:position="22.9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9cm"/>
          <style:tab-stop style:position="4.872cm"/>
          <style:tab-stop style:position="7.655cm"/>
          <style:tab-stop style:position="10.437cm"/>
          <style:tab-stop style:position="13.22cm"/>
          <style:tab-stop style:position="16.002cm"/>
          <style:tab-stop style:position="18.785cm"/>
          <style:tab-stop style:position="21.56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9cm"/>
          <style:tab-stop style:position="4.872cm"/>
          <style:tab-stop style:position="7.655cm"/>
          <style:tab-stop style:position="10.437cm"/>
          <style:tab-stop style:position="13.22cm"/>
          <style:tab-stop style:position="16.002cm"/>
          <style:tab-stop style:position="18.785cm"/>
          <style:tab-stop style:position="21.56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9cm"/>
          <style:tab-stop style:position="4.872cm"/>
          <style:tab-stop style:position="7.655cm"/>
          <style:tab-stop style:position="10.437cm"/>
          <style:tab-stop style:position="13.22cm"/>
          <style:tab-stop style:position="16.002cm"/>
          <style:tab-stop style:position="18.785cm"/>
          <style:tab-stop style:position="21.56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9cm"/>
          <style:tab-stop style:position="4.872cm"/>
          <style:tab-stop style:position="7.655cm"/>
          <style:tab-stop style:position="10.437cm"/>
          <style:tab-stop style:position="13.22cm"/>
          <style:tab-stop style:position="16.002cm"/>
          <style:tab-stop style:position="18.785cm"/>
          <style:tab-stop style:position="21.56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9cm"/>
          <style:tab-stop style:position="4.872cm"/>
          <style:tab-stop style:position="7.655cm"/>
          <style:tab-stop style:position="10.437cm"/>
          <style:tab-stop style:position="13.22cm"/>
          <style:tab-stop style:position="16.002cm"/>
          <style:tab-stop style:position="18.785cm"/>
          <style:tab-stop style:position="21.56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389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782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4.17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56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56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56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56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56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56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782cm"/>
          <style:tab-stop style:position="5.565cm"/>
          <style:tab-stop style:position="8.347cm"/>
          <style:tab-stop style:position="11.13cm"/>
          <style:tab-stop style:position="13.912cm"/>
          <style:tab-stop style:position="16.695cm"/>
          <style:tab-stop style:position="19.477cm"/>
          <style:tab-stop style:position="22.26cm"/>
          <style:tab-stop style:position="25.042cm"/>
          <style:tab-stop style:position="27.82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35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5pt" style:font-style-asian="normal" style:font-weight-asian="normal" style:font-name-complex="Lucida Sans" style:font-family-complex="'Lucida Sans'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9cm" fo:padding-bottom="0.139cm" fo:padding-left="0.278cm" fo:padding-right="0.278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782cm"/>
          <style:tab-stop style:position="5.565cm"/>
          <style:tab-stop style:position="8.347cm"/>
          <style:tab-stop style:position="11.13cm"/>
          <style:tab-stop style:position="13.912cm"/>
          <style:tab-stop style:position="16.695cm"/>
          <style:tab-stop style:position="19.477cm"/>
          <style:tab-stop style:position="22.26cm"/>
          <style:tab-stop style:position="25.042cm"/>
          <style:tab-stop style:position="27.82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48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48pt" style:font-style-asian="normal" style:font-weight-asian="normal" style:font-name-complex="Lucida Sans" style:font-family-complex="'Lucida San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9cm" fo:padding-bottom="0.139cm" fo:padding-left="0.278cm" fo:padding-right="0.278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font-size="15pt" style:font-size-asian="15pt" style:font-size-complex="15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3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éro&gt;</text:page-number></text:span></text:p>
            </text:list-header>
          </text:list>
        </draw:text-box>
      </draw:frame>
      <draw:page-thumbnail draw:layer="backgroundobjects" svg:width="8.024cm" svg:height="5.554cm" svg:x="1cm" svg:y="2.635cm"/>
      <draw:page-thumbnail draw:layer="backgroundobjects" svg:width="8.024cm" svg:height="5.554cm" svg:x="1cm" svg:y="9.921cm"/>
      <draw:page-thumbnail draw:layer="backgroundobjects" svg:width="8.024cm" svg:height="5.554cm" svg:x="1cm" svg:y="17.207cm"/>
      <draw:page-thumbnail draw:layer="backgroundobjects" svg:width="8.024cm" svg:height="5.554cm" svg:x="10.025cm" svg:y="2.635cm"/>
      <draw:page-thumbnail draw:layer="backgroundobjects" svg:width="8.024cm" svg:height="5.554cm" svg:x="10.025cm" svg:y="9.921cm"/>
      <draw:page-thumbnail draw:layer="backgroundobjects" svg:width="8.024cm" svg:height="5.554cm" svg:x="10.025cm" svg:y="17.207cm"/>
    </style:handout-master>
    <style:master-page style:name="Standard" style:page-layout-name="PM1" draw:style-name="Mdp1">
      <draw:frame presentation:style-name="Standard-title" draw:layer="backgroundobjects" svg:width="23.389cm" svg:height="3.175cm" svg:x="2.063cm" svg:y="1.692cm" presentation:class="title" presentation:placeholder="true">
        <draw:text-box/>
      </draw:frame>
      <draw:frame presentation:style-name="Standard-outline1" draw:layer="backgroundobjects" svg:width="23.389cm" svg:height="11.43cm" svg:x="2.063cm" svg:y="5.503cm" presentation:class="outline" presentation:placeholder="true">
        <draw:text-box/>
      </draw:frame>
      <draw:frame draw:style-name="Mgr4" draw:text-style-name="MP3" draw:layer="backgroundobjects" svg:width="5.732cm" svg:height="1.27cm" svg:x="2.064cm" svg:y="17.357cm" presentation:class="date-time">
        <draw:text-box>
          <text:list text:style-name="ML1">
            <text:list-header>
              <text:p text:style-name="MP2"><text:span text:style-name="MT2"><presentation:date-time/></text:span></text:p>
            </text:list-header>
          </text:list>
        </draw:text-box>
      </draw:frame>
      <draw:frame draw:style-name="Mgr4" draw:text-style-name="MP7" draw:layer="backgroundobjects" svg:width="8.713cm" svg:height="1.27cm" svg:x="9.401cm" svg:y="17.357cm" presentation:class="footer">
        <draw:text-box>
          <text:list text:style-name="ML1">
            <text:list-header>
              <text:p text:style-name="MP6"><text:span text:style-name="MT2"><presentation:footer/></text:span></text:p>
            </text:list-header>
          </text:list>
        </draw:text-box>
      </draw:frame>
      <draw:frame draw:style-name="Mgr4" draw:text-style-name="MP5" draw:layer="backgroundobjects" svg:width="5.733cm" svg:height="1.27cm" svg:x="19.719cm" svg:y="17.357cm" presentation:class="page-number">
        <draw:text-box>
          <text:list text:style-name="ML1">
            <text:list-header>
              <text:p text:style-name="MP4"><text:span text:style-name="MT2"><text:page-number>&lt;numéro&gt;</text:page-number></text:span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cm" svg:height="0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incipe de fonctionnement d’une locomotive modèle au gaz</dc:title>
    <meta:initial-creator>Moi</meta:initial-creator>
    <meta:creation-date>2009-04-27T18:22:11.843000000</meta:creation-date>
    <dc:creator>Moi</dc:creator>
    <dc:date>2009-05-04T19:13:03.984000000</dc:date>
    <meta:editing-cycles>43</meta:editing-cycles>
    <meta:editing-duration>PT12H23M56S</meta:editing-duration>
    <meta:document-statistic meta:object-count="418"/>
    <meta:generator>LibreOffice/5.2.3.3$Windows_x86 LibreOffice_project/d54a8868f08a7b39642414cf2c8ef2f228f780cf</meta:generator>
  </office:meta>
</office:document-meta>
</file>